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4">
      <style:graphic-properties draw:fill-color="#ffffff" draw:textarea-vertical-align="middle" fo:min-height="13.8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width="0.081cm" draw:marker-start-width="0.321cm" draw:marker-end-width="0.321cm" fo:min-height="11.929cm" fo:padding-top="0.04cm" fo:padding-bottom="0.04cm" fo:padding-left="0.04cm" fo:padding-right="0.04cm"/>
    </style:style>
    <style:style style:name="pr7" style:family="presentation" style:parent-style-name="Default-subtitle" style:list-style-name="L4">
      <style:graphic-properties draw:fill-color="#ffffff" draw:textarea-vertical-align="middle" fo:min-height="13.882cm"/>
    </style:style>
    <style:style style:name="pr8" style:family="presentation" style:parent-style-name="Default-title">
      <style:graphic-properties fo:min-height="2.326cm"/>
    </style:style>
    <style:style style:name="pr9" style:family="presentation" style:parent-style-name="Default-subtitle" style:list-style-name="L7">
      <style:graphic-properties draw:fill-color="#ffffff" draw:textarea-vertical-align="middle" fo:min-height="13.882cm"/>
    </style:style>
    <style:style style:name="pr10" style:family="presentation" style:parent-style-name="Default-outline1" style:list-style-name="L10">
      <style:graphic-properties fo:min-height="11.929cm"/>
    </style:style>
    <style:style style:name="pr11" style:family="presentation" style:parent-style-name="Default-outline1" style:list-style-name="L10">
      <style:graphic-properties fo:min-height="11.929cm"/>
    </style:style>
    <style:style style:name="pr12" style:family="presentation" style:parent-style-name="Default-outline1" style:list-style-name="L10">
      <style:graphic-properties fo:min-height="11.929cm"/>
    </style:style>
    <style:style style:name="pr13" style:family="presentation" style:parent-style-name="Default-outline1" style:list-style-name="L10">
      <style:graphic-properties fo:min-height="11.929cm"/>
    </style:style>
    <style:style style:name="pr14" style:family="presentation" style:parent-style-name="Default-subtitle" style:list-style-name="L7">
      <style:graphic-properties draw:fill-color="#ffffff" draw:textarea-vertical-align="middle" fo:min-height="13.882cm"/>
    </style:style>
    <style:style style:name="pr15" style:family="presentation" style:parent-style-name="Default-subtitle" style:list-style-name="L4">
      <style:graphic-properties draw:fill-color="#ffffff" draw:textarea-vertical-align="middle" fo:min-height="13.882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80pt" fo:text-shadow="1pt 1pt" style:font-size-asian="80pt" style:font-size-complex="80pt"/>
    </style:style>
    <style:style style:name="P3" style:family="paragraph">
      <style:paragraph-properties fo:margin-top="0cm" fo:margin-bottom="0.61cm" fo:text-align="end"/>
      <style:text-properties fo:font-size="24pt"/>
    </style:style>
    <style:style style:name="P4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5" style:family="paragraph">
      <style:paragraph-properties fo:margin-top="0cm" fo:margin-bottom="0.305cm"/>
      <style:text-properties fo:font-size="36pt"/>
    </style:style>
    <style:style style:name="P6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7" style:family="paragraph">
      <style:text-properties fo:font-size="20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10" style:family="paragraph">
      <style:paragraph-properties fo:line-height="140%" fo:text-align="start"/>
      <style:text-properties fo:font-size="44pt" style:font-size-asian="44pt" style:font-size-complex="44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style:font-name="LM Mono 12" fo:font-size="36pt" style:font-size-asian="36pt" style:font-size-complex="36pt"/>
    </style:style>
    <style:style style:name="P13" style:family="paragraph">
      <style:paragraph-properties fo:text-align="center"/>
    </style:style>
    <style:style style:name="P14" style:family="paragraph">
      <style:paragraph-properties fo:margin-left="0.813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5" style:family="paragraph">
      <style:paragraph-properties fo:margin-left="0.813cm" fo:margin-right="0cm" fo:margin-top="0cm" fo:margin-bottom="0cm" fo:line-height="100%" fo:text-indent="0cm"/>
      <style:text-properties style:font-name="LM Mono 1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6" style:family="paragraph">
      <style:paragraph-properties fo:margin-top="0cm" fo:margin-bottom="0.813cm"/>
      <style:text-properties fo:font-size="44pt" style:font-size-asian="44pt" style:font-size-complex="44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style:font-name="LM Mono 12" fo:font-size="32pt" style:font-size-asian="32pt" style:font-size-complex="32pt"/>
    </style:style>
    <style:style style:name="P19" style:family="paragraph">
      <style:text-properties style:font-name="LM Mono 12" fo:font-size="28pt" style:font-size-asian="28pt" style:font-size-complex="28pt"/>
    </style:style>
    <style:style style:name="P20" style:family="paragraph">
      <style:paragraph-properties fo:margin-top="0cm" fo:margin-bottom="0.813cm"/>
      <style:text-properties fo:color="#000000" fo:font-size="44pt" style:font-size-asian="44pt" style:font-size-complex="44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text-properties style:font-name="LM Mono 12" fo:font-size="40pt" style:font-size-asian="40pt" style:font-size-complex="40pt"/>
    </style:style>
    <style:style style:name="P24" style:family="paragraph">
      <style:text-properties fo:font-size="60pt" style:font-size-asian="60pt" style:font-size-complex="60pt"/>
    </style:style>
    <style:style style:name="P25" style:family="paragraph">
      <style:paragraph-properties fo:margin-top="0cm" fo:margin-bottom="0cm"/>
      <style:text-properties fo:font-size="40pt" style:font-size-asian="40pt" style:font-size-complex="40pt"/>
    </style:style>
    <style:style style:name="P26" style:family="paragraph">
      <style:paragraph-properties fo:margin-top="0cm" fo:margin-bottom="0cm"/>
      <style:text-properties style:font-name="LM Mono 12" fo:font-size="40pt" style:font-size-asian="40pt" style:font-size-complex="40pt"/>
    </style:style>
    <style:style style:name="P27" style:family="paragraph">
      <style:paragraph-properties fo:margin-top="0cm" fo:margin-bottom="0.457cm"/>
      <style:text-properties fo:font-size="44pt" style:font-size-asian="44pt" style:font-size-complex="44pt"/>
    </style:style>
    <style:style style:name="P28" style:family="paragraph">
      <style:paragraph-properties fo:margin-top="0cm" fo:margin-bottom="0.711cm"/>
      <style:text-properties fo:font-size="40pt" style:font-size-asian="40pt" style:font-size-complex="40pt"/>
    </style:style>
    <style:style style:name="P29" style:family="paragraph">
      <style:paragraph-properties fo:margin-top="0cm" fo:margin-bottom="0.711cm"/>
      <style:text-properties style:font-name="LM Mono 12" fo:font-size="40pt" style:font-size-asian="40pt" style:font-size-complex="40pt"/>
    </style:style>
    <style:style style:name="P30" style:family="paragraph">
      <style:paragraph-properties fo:margin-top="0cm" fo:margin-bottom="0.356cm"/>
      <style:text-properties fo:font-size="36pt" style:font-size-asian="36pt" style:font-size-complex="36pt"/>
    </style:style>
    <style:style style:name="P31" style:family="paragraph">
      <style:paragraph-properties fo:margin-top="0cm" fo:margin-bottom="0.356cm"/>
      <style:text-properties style:font-name="LM Mono 12" fo:font-size="36pt" style:font-size-asian="36pt" style:font-size-complex="36pt"/>
    </style:style>
    <style:style style:name="P32" style:family="paragraph">
      <style:paragraph-properties fo:line-height="140%" fo:text-align="start"/>
      <style:text-properties fo:font-size="44pt" fo:font-weight="normal" style:font-size-asian="44pt" style:font-weight-asian="normal" style:font-size-complex="44pt" style:font-weight-complex="normal"/>
    </style:style>
    <style:style style:name="P33" style:family="paragraph">
      <style:paragraph-properties fo:margin-top="0cm" fo:margin-bottom="0cm"/>
      <style:text-properties fo:font-size="36pt" style:font-size-asian="36pt" style:font-size-complex="36pt"/>
    </style:style>
    <style:style style:name="P34" style:family="paragraph">
      <style:paragraph-properties fo:margin-top="0cm" fo:margin-bottom="0cm"/>
      <style:text-properties style:font-name="LM Mono 12" fo:font-size="36pt" style:font-size-asian="36pt" style:font-size-complex="36pt"/>
    </style:style>
    <style:style style:name="P35" style:family="paragraph">
      <style:paragraph-properties fo:margin-top="0cm" fo:margin-bottom="0.457cm"/>
      <style:text-properties fo:font-size="40pt" style:font-size-asian="40pt" style:font-size-complex="40pt"/>
    </style:style>
    <style:style style:name="T1" style:family="text">
      <style:text-properties fo:font-size="80pt" fo:text-shadow="1pt 1pt" style:font-size-asian="80pt" style:font-size-complex="8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style:font-name="LM Mono 12" fo:font-size="36pt" style:font-size-asian="36pt" style:font-size-complex="36pt"/>
    </style:style>
    <style:style style:name="T8" style:family="text">
      <style:text-properties fo:color="#0000ff" style:font-name="LM Mono 12" fo:font-size="36pt" style:font-size-asian="36pt" style:font-size-complex="36pt"/>
    </style:style>
    <style:style style:name="T9" style:family="text">
      <style:text-properties fo:color="#ff0000" style:font-name="LM Mono 12" fo:font-size="36pt" style:font-size-asian="36pt" style:font-size-complex="36pt"/>
    </style:style>
    <style:style style:name="T10" style:family="text">
      <style:text-properties style:font-name="LM Mono 1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ff" fo:font-size="44pt" style:font-size-asian="44pt" style:font-size-complex="44pt"/>
    </style:style>
    <style:style style:name="T12" style:family="text">
      <style:text-properties style:font-name="LM Mono 12" fo:font-size="28pt" style:font-size-asian="28pt" style:font-size-complex="28pt"/>
    </style:style>
    <style:style style:name="T13" style:family="text">
      <style:text-properties fo:color="#0000ff" style:font-name="LM Mono 12" fo:font-size="28pt" style:font-size-asian="28pt" style:font-size-complex="28pt"/>
    </style:style>
    <style:style style:name="T14" style:family="text">
      <style:text-properties fo:color="#000000" fo:font-size="44pt" style:font-size-asian="44pt" style:font-size-complex="44pt"/>
    </style:style>
    <style:style style:name="T15" style:family="text">
      <style:text-properties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font-size="66pt" style:font-size-asian="66pt" style:font-size-complex="66pt"/>
    </style:style>
    <style:style style:name="T17" style:family="text">
      <style:text-properties style:font-name="LM Mono 12" fo:font-size="32pt" style:font-size-asian="32pt" style:font-size-complex="32pt"/>
    </style:style>
    <style:style style:name="T18" style:family="text">
      <style:text-properties style:font-name="LM Mono 12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0000" style:font-name="LM Mono 12" fo:font-size="28pt" style:font-size-asian="28pt" style:font-size-complex="28pt"/>
    </style:style>
    <style:style style:name="T20" style:family="text">
      <style:text-properties fo:color="#ff0000" style:font-name="LM Mono 12" fo:font-size="40pt" style:font-size-asian="40pt" style:font-size-complex="40pt"/>
    </style:style>
    <style:style style:name="T21" style:family="text">
      <style:text-properties style:font-name="LM Mono 12" fo:font-size="40pt" style:font-size-asian="40pt" style:font-size-complex="40pt"/>
    </style:style>
    <style:style style:name="T22" style:family="text">
      <style:text-properties fo:color="#000000" style:font-name="LM Mono 12" fo:font-size="40pt" style:font-size-asian="40pt" style:font-size-complex="40pt"/>
    </style:style>
    <style:style style:name="T23" style:family="text">
      <style:text-properties fo:color="#0000ff" style:font-name="LM Mono 12" fo:font-size="40pt" style:font-size-asian="40pt" style:font-size-complex="40pt"/>
    </style:style>
    <style:style style:name="T24" style:family="text">
      <style:text-properties fo:font-size="60pt" style:font-size-asian="60pt" style:font-size-complex="60pt"/>
    </style:style>
    <style:style style:name="T25" style:family="text">
      <style:text-properties fo:color="#000000" style:font-name="LM Mono 12" fo:font-size="36pt" style:font-size-asian="36pt" style:font-size-complex="36pt"/>
    </style:style>
    <style:style style:name="T26" style:family="text">
      <style:text-properties fo:font-size="60pt" fo:font-weight="bold" style:font-size-asian="60pt" style:font-weight-asian="bold" style:font-size-complex="60pt" style:font-weight-complex="bold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6.67cm" svg:height="3.506cm" svg:x="0.762cm" svg:y="4.826cm" presentation:class="title" presentation:user-transformed="true">
          <draw:text-box>
            <text:p text:style-name="P1"><text:span text:style-name="T1">Вывод типов в C++</text:span></text:p>
          </draw:text-box>
        </draw:frame>
        <draw:frame presentation:style-name="pr2" draw:text-style-name="P4" draw:layer="layout" svg:width="25.199cm" svg:height="3.377cm" svg:x="1.524cm" svg:y="16.943cm" presentation:class="subtitle" presentation:user-transformed="true">
          <draw:text-box>
            <text:p text:style-name="P3"><text:span text:style-name="T2">Константин Владимиров, Intel, 2016</text:span></text:p>
            <text:p text:style-name="P3"><text:span text:style-name="T2">mail-to: konstantin.vladimirov@gmail.com</text:span></text:p>
          </draw:text-box>
        </draw:frame>
        <draw:frame draw:style-name="gr1" draw:text-style-name="P6" draw:layer="layout" svg:width="25.4cm" svg:height="1.673cm" svg:x="1.524cm" svg:y="9.398cm">
          <draw:text-box>
            <text:p text:style-name="P5"><text:span text:style-name="T3">Обзор auto и decltype для C++11 / 14 / 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4">Вывод типов в C++</text:span></text:p>
          </draw:text-box>
        </draw:frame>
        <draw:frame presentation:style-name="pr4" draw:text-style-name="P10" draw:layer="layout" svg:width="25.199cm" svg:height="13.882cm" svg:x="1.4cm" svg:y="4.914cm" presentation:class="subtitle" presentation:user-transformed="true">
          <draw:text-box>
            <text:list text:style-name="L4">
              <text:list-item>
                <text:p text:style-name="P10"><text:span text:style-name="T5">Вывод типов шаблонами</text:span></text:p>
              </text:list-item>
            </text:list>
            <text:list text:style-name="L5">
              <text:list-item>
                <text:p text:style-name="P10"><text:span text:style-name="T6">Правила для auto и decltype</text:span></text:p>
              </text:list-item>
              <text:list-item>
                <text:p text:style-name="P10"><text:span text:style-name="T6">Расширенный синтаксис функций</text:span></text:p>
              </text:list-item>
              <text:list-item>
                <text:p text:style-name="P10"><text:span text:style-name="T6">Деградация и минимальные типы</text:span></text:p>
              </text:list-item>
              <text:list-item>
                <text:p text:style-name="P10"><text:span text:style-name="T6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2" draw:layer="layout" svg:width="26.032cm" svg:height="2.017cm" svg:x="1.4cm" svg:y="5.08cm" presentation:class="outline" presentation:user-transformed="true">
          <draw:text-box>
            <text:p text:style-name="P11"><text:span text:style-name="T7">template&lt;typename </text:span><text:span text:style-name="T8">T</text:span><text:span text:style-name="T7">&gt; void foo (</text:span><text:span text:style-name="T9">T</text:span><text:span text:style-name="T7"> t);</text:span></text:p>
          </draw:text-box>
        </draw:frame>
        <draw:line draw:style-name="gr3" draw:text-style-name="P13" draw:layer="layout" svg:x1="13.462cm" svg:y1="8.382cm" svg:x2="13.462cm" svg:y2="6.604cm">
          <text:p/>
        </draw:line>
        <draw:line draw:style-name="gr3" draw:text-style-name="P13" draw:layer="layout" svg:x1="22.098cm" svg:y1="8.382cm" svg:x2="22.098cm" svg:y2="6.604cm">
          <text:p/>
        </draw:line>
        <draw:frame presentation:style-name="pr6" draw:text-style-name="P15" draw:layer="layout" svg:width="23.622cm" svg:height="1.524cm" svg:x="2.794cm" svg:y="8.382cm" presentation:class="outline" presentation:user-transformed="true">
          <draw:text-box>
            <text:p text:style-name="P14"><text:span text:style-name="T10">Параметр шаблона == типу параметра функции</text:span></text:p>
          </draw:text-box>
        </draw:frame>
        <draw:frame presentation:style-name="pr5" draw:text-style-name="P16" draw:layer="layout" svg:width="25.199cm" svg:height="5.588cm" svg:x="0.963cm" svg:y="11.176cm" presentation:class="outline" presentation:user-transformed="true">
          <draw:text-box>
            <text:list text:style-name="L6">
              <text:list-item>
                <text:p text:style-name="P16"><text:span text:style-name="T6">Ссылки игнорируются</text:span></text:p>
              </text:list-item>
              <text:list-item>
                <text:p text:style-name="P16"><text:span text:style-name="T6">CV-квалификаторы удал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2" draw:layer="layout" svg:width="26.032cm" svg:height="2.017cm" svg:x="1.4cm" svg:y="5.08cm" presentation:class="outline" presentation:user-transformed="true">
          <draw:text-box>
            <text:p text:style-name="P11"><text:span text:style-name="T7">template&lt;typename </text:span><text:span text:style-name="T8">T</text:span><text:span text:style-name="T7">&gt; void foo (</text:span><text:span text:style-name="T9">T</text:span><text:span text:style-name="T7"> t);</text:span></text:p>
          </draw:text-box>
        </draw:frame>
        <draw:line draw:style-name="gr3" draw:text-style-name="P13" draw:layer="layout" svg:x1="13.462cm" svg:y1="8.382cm" svg:x2="13.462cm" svg:y2="6.604cm">
          <text:p/>
        </draw:line>
        <draw:line draw:style-name="gr3" draw:text-style-name="P13" draw:layer="layout" svg:x1="22.098cm" svg:y1="8.382cm" svg:x2="22.098cm" svg:y2="6.604cm">
          <text:p/>
        </draw:line>
        <draw:frame presentation:style-name="pr6" draw:text-style-name="P15" draw:layer="layout" svg:width="23.622cm" svg:height="1.524cm" svg:x="2.794cm" svg:y="8.382cm" presentation:class="outline" presentation:user-transformed="true">
          <draw:text-box>
            <text:p text:style-name="P14"><text:span text:style-name="T10">Параметр шаблона == типу параметра функции</text:span></text:p>
          </draw:text-box>
        </draw:frame>
        <draw:frame presentation:style-name="pr5" draw:text-style-name="P12" draw:layer="layout" svg:width="26.032cm" svg:height="8.128cm" svg:x="0.892cm" svg:y="11.628cm" presentation:class="outline" presentation:user-transformed="true">
          <draw:text-box>
            <text:p text:style-name="P11"><text:span text:style-name="T7">int x = 42;</text:span></text:p>
            <text:p text:style-name="P11"><text:span text:style-name="T7">int </text:span><text:span text:style-name="T7">const</text:span><text:span text:style-name="T7"> &amp;y = x;</text:span></text:p>
            <text:p text:style-name="P11"><text:span text:style-name="T7">foo (x); </text:span><text:span text:style-name="T7">// </text:span><text:span text:style-name="T8">T == int, type of t == int</text:span><text:span text:style-name="T7"><text:line-break/></text:span><text:span text:style-name="T7">foo (y); // </text:span><text:span text:style-name="T8">T == int, type of t == 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2" draw:layer="layout" svg:width="26.032cm" svg:height="2.017cm" svg:x="1.4cm" svg:y="5.08cm" presentation:class="outline" presentation:user-transformed="true">
          <draw:text-box>
            <text:p text:style-name="P11"><text:span text:style-name="T7">template&lt;typename </text:span><text:span text:style-name="T8">T</text:span><text:span text:style-name="T7">&gt; void foo (</text:span><text:span text:style-name="T9">T&amp;</text:span><text:span text:style-name="T7"> t);</text:span></text:p>
          </draw:text-box>
        </draw:frame>
        <draw:line draw:style-name="gr3" draw:text-style-name="P13" draw:layer="layout" svg:x1="13.462cm" svg:y1="8.382cm" svg:x2="13.462cm" svg:y2="6.604cm">
          <text:p/>
        </draw:line>
        <draw:line draw:style-name="gr3" draw:text-style-name="P13" draw:layer="layout" svg:x1="22.098cm" svg:y1="8.382cm" svg:x2="22.098cm" svg:y2="6.604cm">
          <text:p/>
        </draw:line>
        <draw:frame presentation:style-name="pr6" draw:text-style-name="P15" draw:layer="layout" svg:width="23.622cm" svg:height="1.524cm" svg:x="2.794cm" svg:y="8.382cm" presentation:class="outline" presentation:user-transformed="true">
          <draw:text-box>
            <text:p text:style-name="P14"><text:span text:style-name="T10">Параметр шаблона != типу параметра функции</text:span></text:p>
          </draw:text-box>
        </draw:frame>
        <draw:frame presentation:style-name="pr5" draw:text-style-name="P16" draw:layer="layout" svg:width="25.199cm" svg:height="5.588cm" svg:x="0.964cm" svg:y="11.176cm" presentation:class="outline" presentation:user-transformed="true">
          <draw:text-box>
            <text:list text:style-name="L6">
              <text:list-item>
                <text:p text:style-name="P16"><text:span text:style-name="T6">Ссылки игнорируются для </text:span><text:span text:style-name="T11">T</text:span></text:p>
              </text:list-item>
              <text:list-item>
                <text:p text:style-name="P16"><text:span text:style-name="T6">CV-квалификаторы сохран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2" draw:layer="layout" svg:width="26.032cm" svg:height="2.017cm" svg:x="1.4cm" svg:y="5.08cm" presentation:class="outline" presentation:user-transformed="true">
          <draw:text-box>
            <text:p text:style-name="P11"><text:span text:style-name="T7">template&lt;typename </text:span><text:span text:style-name="T8">T</text:span><text:span text:style-name="T7">&gt; void foo (</text:span><text:span text:style-name="T9">T&amp;</text:span><text:span text:style-name="T7"> t);</text:span></text:p>
          </draw:text-box>
        </draw:frame>
        <draw:line draw:style-name="gr3" draw:text-style-name="P13" draw:layer="layout" svg:x1="13.462cm" svg:y1="8.382cm" svg:x2="13.462cm" svg:y2="6.604cm">
          <text:p/>
        </draw:line>
        <draw:line draw:style-name="gr3" draw:text-style-name="P13" draw:layer="layout" svg:x1="22.098cm" svg:y1="8.382cm" svg:x2="22.098cm" svg:y2="6.604cm">
          <text:p/>
        </draw:line>
        <draw:frame presentation:style-name="pr6" draw:text-style-name="P15" draw:layer="layout" svg:width="23.622cm" svg:height="1.524cm" svg:x="2.794cm" svg:y="8.382cm" presentation:class="outline" presentation:user-transformed="true">
          <draw:text-box>
            <text:p text:style-name="P14"><text:span text:style-name="T10">Параметр шаблона != типу параметра функции</text:span></text:p>
          </draw:text-box>
        </draw:frame>
        <draw:frame presentation:style-name="pr5" draw:text-style-name="P18" draw:layer="layout" svg:width="26.032cm" svg:height="3.81cm" svg:x="0.892cm" svg:y="10.668cm" presentation:class="outline" presentation:user-transformed="true">
          <draw:text-box>
            <text:p text:style-name="P17"><text:span text:style-name="T12">int x = 42; </text:span><text:span text:style-name="T12"><text:line-break/></text:span><text:span text:style-name="T12">int const &amp;y = x; </text:span><text:span text:style-name="T12"><text:line-break/></text:span><text:span text:style-name="T12">int </text:span><text:span text:style-name="T12">const</text:span><text:span text:style-name="T12"> *z = &amp;x;</text:span></text:p>
          </draw:text-box>
        </draw:frame>
        <draw:frame presentation:style-name="pr5" draw:text-style-name="P19" draw:layer="layout" svg:width="26.162cm" svg:height="4.826cm" svg:x="1.016cm" svg:y="15.24cm" presentation:class="outline" presentation:user-transformed="true">
          <draw:text-box>
            <text:p text:style-name="P17"><text:span text:style-name="T12">foo (x); // </text:span><text:span text:style-name="T13">-&gt; </text:span><text:span text:style-name="T13">foo&lt;int&gt;(int&amp;)</text:span><text:span text:style-name="T12"><text:line-break/></text:span><text:span text:style-name="T12">foo (y); // </text:span><text:span text:style-name="T13">-&gt; foo&lt;int const&gt;(int const&amp;)</text:span><text:span text:style-name="T12"><text:line-break/></text:span><text:span text:style-name="T12">foo (z); // </text:span><text:span text:style-name="T13">-&gt; </text:span><text:span text:style-name="T13">foo&lt;int const *&gt;(int const * &amp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2" draw:layer="layout" svg:width="26.032cm" svg:height="2.017cm" svg:x="1.4cm" svg:y="5.08cm" presentation:class="outline" presentation:user-transformed="true">
          <draw:text-box>
            <text:p text:style-name="P11"><text:span text:style-name="T7">template&lt;typename </text:span><text:span text:style-name="T8">T</text:span><text:span text:style-name="T7">&gt; void foo (</text:span><text:span text:style-name="T9">T*</text:span><text:span text:style-name="T7"> t);</text:span></text:p>
          </draw:text-box>
        </draw:frame>
        <draw:line draw:style-name="gr3" draw:text-style-name="P13" draw:layer="layout" svg:x1="13.462cm" svg:y1="8.382cm" svg:x2="13.462cm" svg:y2="6.604cm">
          <text:p/>
        </draw:line>
        <draw:line draw:style-name="gr3" draw:text-style-name="P13" draw:layer="layout" svg:x1="22.098cm" svg:y1="8.382cm" svg:x2="22.098cm" svg:y2="6.604cm">
          <text:p/>
        </draw:line>
        <draw:frame presentation:style-name="pr6" draw:text-style-name="P15" draw:layer="layout" svg:width="23.622cm" svg:height="1.524cm" svg:x="2.794cm" svg:y="8.382cm" presentation:class="outline" presentation:user-transformed="true">
          <draw:text-box>
            <text:p text:style-name="P14"><text:span text:style-name="T10">Параметр шаблона != типу параметра функции</text:span></text:p>
          </draw:text-box>
        </draw:frame>
        <draw:frame presentation:style-name="pr5" draw:text-style-name="P20" draw:layer="layout" svg:width="25.199cm" svg:height="7.366cm" svg:x="0.964cm" svg:y="11.176cm" presentation:class="outline" presentation:user-transformed="true">
          <draw:text-box>
            <text:list text:style-name="L6">
              <text:list-item>
                <text:p text:style-name="P20"><text:span text:style-name="T14">Ссылки игнорируются</text:span></text:p>
              </text:list-item>
              <text:list-item>
                <text:p text:style-name="P20"><text:span text:style-name="T14">Указатели игнорируются</text:span></text:p>
              </text:list-item>
              <text:list-item>
                <text:p text:style-name="P20"><text:span text:style-name="T14">CV-квалификаторы сохран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2" draw:layer="layout" svg:width="26.032cm" svg:height="2.017cm" svg:x="1.4cm" svg:y="5.08cm" presentation:class="outline" presentation:user-transformed="true">
          <draw:text-box>
            <text:p text:style-name="P11"><text:span text:style-name="T7">template&lt;typename </text:span><text:span text:style-name="T8">T</text:span><text:span text:style-name="T7">&gt; void foo (</text:span><text:span text:style-name="T9">T*</text:span><text:span text:style-name="T7"> t);</text:span></text:p>
          </draw:text-box>
        </draw:frame>
        <draw:line draw:style-name="gr3" draw:text-style-name="P13" draw:layer="layout" svg:x1="13.462cm" svg:y1="8.382cm" svg:x2="13.462cm" svg:y2="6.604cm">
          <text:p/>
        </draw:line>
        <draw:line draw:style-name="gr3" draw:text-style-name="P13" draw:layer="layout" svg:x1="22.098cm" svg:y1="8.382cm" svg:x2="22.098cm" svg:y2="6.604cm">
          <text:p/>
        </draw:line>
        <draw:frame presentation:style-name="pr6" draw:text-style-name="P15" draw:layer="layout" svg:width="23.622cm" svg:height="1.524cm" svg:x="2.794cm" svg:y="8.382cm" presentation:class="outline" presentation:user-transformed="true">
          <draw:text-box>
            <text:p text:style-name="P14"><text:span text:style-name="T10">Параметр шаблона != типу параметра функции</text:span></text:p>
          </draw:text-box>
        </draw:frame>
        <draw:frame presentation:style-name="pr5" draw:text-style-name="P19" draw:layer="layout" svg:width="26.032cm" svg:height="3.81cm" svg:x="0.892cm" svg:y="10.668cm" presentation:class="outline" presentation:user-transformed="true">
          <draw:text-box>
            <text:p text:style-name="P17"><text:span text:style-name="T12">int x = 42; </text:span><text:span text:style-name="T12"><text:line-break/></text:span><text:span text:style-name="T12">int const &amp;y = x; </text:span><text:span text:style-name="T12"><text:line-break/></text:span><text:span text:style-name="T12">int </text:span><text:span text:style-name="T12">const</text:span><text:span text:style-name="T12"> *z = &amp;x;</text:span></text:p>
          </draw:text-box>
        </draw:frame>
        <draw:frame presentation:style-name="pr5" draw:text-style-name="P19" draw:layer="layout" svg:width="26.162cm" svg:height="4.826cm" svg:x="1.016cm" svg:y="15.24cm" presentation:class="outline" presentation:user-transformed="true">
          <draw:text-box>
            <text:p text:style-name="P17"><text:span text:style-name="T12">foo (&amp;x); // </text:span><text:span text:style-name="T13">-&gt; </text:span><text:span text:style-name="T13">void foo&lt;int&gt;(int*)</text:span><text:span text:style-name="T12"><text:line-break/></text:span><text:span text:style-name="T12">foo (&amp;y); // </text:span><text:span text:style-name="T13">-&gt; void foo&lt;int const&gt;(int const*)</text:span><text:span text:style-name="T12"><text:line-break/></text:span><text:span text:style-name="T12">foo (z); // </text:span><text:span text:style-name="T13">-&gt; </text:span><text:span text:style-name="T13">void foo&lt;int const&gt;(int const*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трольное задание</text:p>
          </draw:text-box>
        </draw:frame>
        <draw:frame presentation:style-name="pr5" draw:text-style-name="P12" draw:layer="layout" svg:width="27.492cm" svg:height="2.017cm" svg:x="0.508cm" svg:y="5.08cm" presentation:class="outline" presentation:user-transformed="true">
          <draw:text-box>
            <text:p text:style-name="P11"><text:span text:style-name="T7">template&lt;typename </text:span><text:span text:style-name="T8">T</text:span><text:span text:style-name="T7">&gt; void foo (</text:span><text:span text:style-name="T9">T* const &amp;</text:span><text:span text:style-name="T7"> t);</text:span></text:p>
          </draw:text-box>
        </draw:frame>
        <draw:line draw:style-name="gr3" draw:text-style-name="P13" draw:layer="layout" svg:x1="11.684cm" svg:y1="8.382cm" svg:x2="11.684cm" svg:y2="6.604cm">
          <text:p/>
        </draw:line>
        <draw:line draw:style-name="gr3" draw:text-style-name="P13" draw:layer="layout" svg:x1="22.098cm" svg:y1="8.382cm" svg:x2="22.098cm" svg:y2="6.604cm">
          <text:p/>
        </draw:line>
        <draw:frame presentation:style-name="pr6" draw:text-style-name="P15" draw:layer="layout" svg:width="23.622cm" svg:height="1.524cm" svg:x="2.794cm" svg:y="8.382cm" presentation:class="outline" presentation:user-transformed="true">
          <draw:text-box>
            <text:p text:style-name="P14"><text:span text:style-name="T10">Параметр шаблона != типу параметра функции</text:span></text:p>
          </draw:text-box>
        </draw:frame>
        <draw:frame presentation:style-name="pr5" draw:text-style-name="P19" draw:layer="layout" svg:width="26.032cm" svg:height="3.81cm" svg:x="0.892cm" svg:y="10.668cm" presentation:class="outline" presentation:user-transformed="true">
          <draw:text-box>
            <text:p text:style-name="P17"><text:span text:style-name="T12">int x = 42; </text:span><text:span text:style-name="T12"><text:line-break/></text:span><text:span text:style-name="T12">int const &amp;y = x; </text:span><text:span text:style-name="T12"><text:line-break/></text:span><text:span text:style-name="T12">int </text:span><text:span text:style-name="T12">const</text:span><text:span text:style-name="T12"> *z = &amp;x;</text:span></text:p>
          </draw:text-box>
        </draw:frame>
        <draw:frame presentation:style-name="pr5" draw:text-style-name="P19" draw:layer="layout" svg:width="26.162cm" svg:height="4.826cm" svg:x="1.016cm" svg:y="15.24cm" presentation:class="outline" presentation:user-transformed="true">
          <draw:text-box>
            <text:p text:style-name="P17"><text:span text:style-name="T12">foo (&amp;x); // -&gt; </text:span><text:span text:style-name="T12">?</text:span><text:span text:style-name="T12"><text:line-break/></text:span><text:span text:style-name="T12">foo (&amp;y); // -&gt; ?</text:span><text:span text:style-name="T12"><text:line-break/></text:span><text:span text:style-name="T12">foo (z); // -&gt; </text:span><text:span text:style-name="T12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трольное задание: ответ</text:p>
          </draw:text-box>
        </draw:frame>
        <draw:frame presentation:style-name="pr5" draw:text-style-name="P12" draw:layer="layout" svg:width="27.492cm" svg:height="2.017cm" svg:x="0.508cm" svg:y="5.08cm" presentation:class="outline" presentation:user-transformed="true">
          <draw:text-box>
            <text:p text:style-name="P11"><text:span text:style-name="T7">template&lt;typename </text:span><text:span text:style-name="T8">T</text:span><text:span text:style-name="T7">&gt; void foo (</text:span><text:span text:style-name="T9">T* const &amp;</text:span><text:span text:style-name="T7"> t);</text:span></text:p>
          </draw:text-box>
        </draw:frame>
        <draw:line draw:style-name="gr3" draw:text-style-name="P13" draw:layer="layout" svg:x1="11.684cm" svg:y1="8.382cm" svg:x2="11.684cm" svg:y2="6.604cm">
          <text:p/>
        </draw:line>
        <draw:line draw:style-name="gr3" draw:text-style-name="P13" draw:layer="layout" svg:x1="22.098cm" svg:y1="8.382cm" svg:x2="22.098cm" svg:y2="6.604cm">
          <text:p/>
        </draw:line>
        <draw:frame presentation:style-name="pr6" draw:text-style-name="P15" draw:layer="layout" svg:width="23.622cm" svg:height="1.524cm" svg:x="2.794cm" svg:y="8.382cm" presentation:class="outline" presentation:user-transformed="true">
          <draw:text-box>
            <text:p text:style-name="P14"><text:span text:style-name="T10">Параметр шаблона != типу параметра функции</text:span></text:p>
          </draw:text-box>
        </draw:frame>
        <draw:frame presentation:style-name="pr5" draw:text-style-name="P19" draw:layer="layout" svg:width="26.032cm" svg:height="3.81cm" svg:x="0.892cm" svg:y="10.668cm" presentation:class="outline" presentation:user-transformed="true">
          <draw:text-box>
            <text:p text:style-name="P17"><text:span text:style-name="T12">int x = 42; </text:span><text:span text:style-name="T12"><text:line-break/></text:span><text:span text:style-name="T12">int const &amp;y = x; </text:span><text:span text:style-name="T12"><text:line-break/></text:span><text:span text:style-name="T12">int </text:span><text:span text:style-name="T12">const</text:span><text:span text:style-name="T12"> *z = &amp;x;</text:span></text:p>
          </draw:text-box>
        </draw:frame>
        <draw:frame presentation:style-name="pr5" draw:text-style-name="P19" draw:layer="layout" svg:width="26.984cm" svg:height="4.826cm" svg:x="1.016cm" svg:y="15.24cm" presentation:class="outline" presentation:user-transformed="true">
          <draw:text-box>
            <text:p text:style-name="P17"><text:span text:style-name="T12">foo (&amp;x); // </text:span><text:span text:style-name="T13">-&gt; </text:span><text:span text:style-name="T13">void foo&lt;int&gt;(int* const&amp;)</text:span><text:span text:style-name="T12"><text:line-break/></text:span><text:span text:style-name="T12">foo (&amp;y); // </text:span><text:span text:style-name="T13">-&gt; void foo&lt;int const&gt;(int const* const&amp;)</text:span><text:span text:style-name="T12"><text:line-break/></text:span><text:span text:style-name="T12">foo (z); // </text:span><text:span text:style-name="T13">-&gt; </text:span><text:span text:style-name="T13">void foo&lt;int const&gt;(int const* const&amp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4">Вывод типов в C++</text:span></text:p>
          </draw:text-box>
        </draw:frame>
        <draw:frame presentation:style-name="pr7" draw:text-style-name="P10" draw:layer="layout" svg:width="25.199cm" svg:height="13.882cm" svg:x="1.4cm" svg:y="4.914cm" presentation:class="subtitle" presentation:user-transformed="true">
          <draw:text-box>
            <text:list text:style-name="L7">
              <text:list-item>
                <text:p text:style-name="P10"><text:span text:style-name="T15">Вывод типов шаблонами</text:span></text:p>
              </text:list-item>
            </text:list>
            <text:list text:style-name="L8">
              <text:list-item>
                <text:p text:style-name="P10"><text:span text:style-name="T5">Правила для auto и decltype</text:span></text:p>
              </text:list-item>
            </text:list>
            <text:list text:style-name="L5">
              <text:list-item>
                <text:p text:style-name="P10"><text:span text:style-name="T6">Расширенный синтаксис функций</text:span></text:p>
              </text:list-item>
              <text:list-item>
                <text:p text:style-name="P10"><text:span text:style-name="T6">Деградация и минимальные типы</text:span></text:p>
              </text:list-item>
            </text:list>
            <text:list text:style-name="L9">
              <text:list-item>
                <text:p text:style-name="P10"><text:span text:style-name="T6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8" draw:layer="layout" svg:width="25.199cm" svg:height="3.506cm" svg:x="1.524cm" svg:y="0.254cm" presentation:class="title" presentation:user-transformed="true">
          <draw:text-box>
            <text:p text:style-name="P8"><text:span text:style-name="T16">Мотивация для auto</text:span></text:p>
          </draw:text-box>
        </draw:frame>
        <draw:frame presentation:style-name="pr5" draw:text-style-name="P18" draw:layer="layout" svg:width="26.416cm" svg:height="4.826cm" svg:x="1.016cm" svg:y="3.81cm" presentation:class="outline" presentation:user-transformed="true">
          <draw:text-box>
            <text:p text:style-name="P21"><text:span text:style-name="T17">typedef uint_least8_t decl_handler_t;</text:span><text:span text:style-name="T17"><text:line-break/></text:span><text:span text:style-name="T17">decl_handler_t</text:span><text:span text:style-name="T17"> query_resource (int x);</text:span><text:span text:style-name="T17"><text:line-break/></text:span><text:span text:style-name="T17">void use</text:span><text:span text:style-name="T17">_resource (decl_handler_t z);</text:span></text:p>
          </draw:text-box>
        </draw:frame>
        <draw:frame presentation:style-name="pr5" draw:text-style-name="P18" draw:layer="layout" svg:width="27.492cm" svg:height="3.81cm" svg:x="0.508cm" svg:y="11.43cm" presentation:class="outline" presentation:user-transformed="true">
          <draw:text-box>
            <text:p text:style-name="P21"><text:span text:style-name="T17">template &lt;typename T&gt; void bar (T x);</text:span><text:span text:style-name="T17"><text:line-break/></text:span><text:span text:style-name="T17">bar (query_resource(0));</text:span></text:p>
          </draw:text-box>
        </draw:frame>
        <draw:custom-shape draw:style-name="gr4" draw:text-style-name="P13" draw:layer="layout" svg:width="2.032cm" svg:height="1.778cm" svg:x="10.668cm" svg:y="9.144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8" draw:layer="layout" svg:width="25.199cm" svg:height="3.506cm" svg:x="1.524cm" svg:y="0.254cm" presentation:class="title" presentation:user-transformed="true">
          <draw:text-box>
            <text:p text:style-name="P8"><text:span text:style-name="T16">Мотивация для auto</text:span></text:p>
          </draw:text-box>
        </draw:frame>
        <draw:frame presentation:style-name="pr5" draw:text-style-name="P18" draw:layer="layout" svg:width="26.416cm" svg:height="4.826cm" svg:x="1.016cm" svg:y="3.81cm" presentation:class="outline" presentation:user-transformed="true">
          <draw:text-box>
            <text:p text:style-name="P21"><text:span text:style-name="T17">typedef uint_least8_t decl_handler_t;</text:span><text:span text:style-name="T17"><text:line-break/></text:span><text:span text:style-name="T17">decl_handler_t</text:span><text:span text:style-name="T17"> query_resource (int x);</text:span><text:span text:style-name="T17"><text:line-break/></text:span><text:span text:style-name="T17">void use</text:span><text:span text:style-name="T17">_resource (decl_handler_t z);</text:span></text:p>
          </draw:text-box>
        </draw:frame>
        <draw:frame presentation:style-name="pr5" draw:text-style-name="P18" draw:layer="layout" svg:width="27.492cm" svg:height="3.81cm" svg:x="0.508cm" svg:y="11.43cm" presentation:class="outline" presentation:user-transformed="true">
          <draw:text-box>
            <text:p text:style-name="P21"><text:span text:style-name="T17">template &lt;typename T&gt; void bar (T x);</text:span><text:span text:style-name="T17"><text:line-break/></text:span><text:span text:style-name="T17">bar (query_resource(0)); </text:span></text:p>
          </draw:text-box>
        </draw:frame>
        <draw:custom-shape draw:style-name="gr5" draw:text-style-name="P13" draw:layer="Layout" svg:width="2.032cm" svg:height="1.778cm" svg:x="10.668cm" svg:y="9.144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3" draw:layer="layout" svg:width="2.032cm" svg:height="1.778cm" svg:x="10.668cm" svg:y="14.986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12" draw:layer="layout" svg:width="26.416cm" svg:height="3.302cm" svg:x="1.016cm" svg:y="17.018cm" presentation:class="outline" presentation:user-transformed="true">
          <draw:text-box>
            <text:p text:style-name="P11"><text:span text:style-name="T18">auto</text:span><text:span text:style-name="T7"> x = query_resource(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8" draw:layer="layout" svg:width="25.199cm" svg:height="3.506cm" svg:x="1.525cm" svg:y="0.254cm" presentation:class="title" presentation:user-transformed="true">
          <draw:text-box>
            <text:p text:style-name="P8"><text:span text:style-name="T16">Мотивация для auto</text:span></text:p>
          </draw:text-box>
        </draw:frame>
        <draw:frame presentation:style-name="pr6" draw:text-style-name="P19" draw:layer="layout" svg:width="11.91cm" svg:height="5.815cm" svg:x="0.536cm" svg:y="4.345cm" presentation:class="outline" presentation:user-transformed="true">
          <draw:text-box>
            <text:p text:style-name="P17"><text:span text:style-name="T12"><text:s/></text:span><text:span text:style-name="T12">int foo (float x) {</text:span></text:p>
            <text:p text:style-name="P17"><text:span text:style-name="T12"><text:s/></text:span><text:span text:style-name="T12">// .... some code ...</text:span></text:p>
            <text:p text:style-name="P17"><text:span text:style-name="T12"><text:s/></text:span><text:span text:style-name="T12">float tmp = x;</text:span></text:p>
          </draw:text-box>
        </draw:frame>
        <draw:frame presentation:style-name="pr6" draw:text-style-name="P19" draw:layer="layout" svg:width="11.91cm" svg:height="5.815cm" svg:x="15.014cm" svg:y="4.318cm" presentation:class="outline" presentation:user-transformed="true">
          <draw:text-box>
            <text:p text:style-name="P17"><text:span text:style-name="T12"><text:s/></text:span><text:span text:style-name="T12">int foo (</text:span><text:span text:style-name="T13">double</text:span><text:span text:style-name="T12"> x) {</text:span></text:p>
            <text:p text:style-name="P17"><text:span text:style-name="T12"><text:s/></text:span><text:span text:style-name="T12">// .... some code ...</text:span></text:p>
            <text:p text:style-name="P17"><text:span text:style-name="T12"><text:s/></text:span><text:span text:style-name="T19">float</text:span><text:span text:style-name="T12"> tmp = x;</text:span></text:p>
          </draw:text-box>
        </draw:frame>
        <draw:custom-shape draw:style-name="gr4" draw:text-style-name="P13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8" draw:layer="layout" svg:width="25.199cm" svg:height="3.506cm" svg:x="1.525cm" svg:y="0.254cm" presentation:class="title" presentation:user-transformed="true">
          <draw:text-box>
            <text:p text:style-name="P8"><text:span text:style-name="T16">Мотивация для auto</text:span></text:p>
          </draw:text-box>
        </draw:frame>
        <draw:frame presentation:style-name="pr6" draw:text-style-name="P19" draw:layer="layout" svg:width="11.91cm" svg:height="5.815cm" svg:x="0.536cm" svg:y="4.345cm" presentation:class="outline" presentation:user-transformed="true">
          <draw:text-box>
            <text:p text:style-name="P17"><text:span text:style-name="T12"><text:s/></text:span><text:span text:style-name="T12">int foo (float x) {</text:span></text:p>
            <text:p text:style-name="P17"><text:span text:style-name="T12"><text:s/></text:span><text:span text:style-name="T12">// .... some code ...</text:span></text:p>
            <text:p text:style-name="P17"><text:span text:style-name="T12"><text:s/></text:span><text:span text:style-name="T12">float tmp = x;</text:span></text:p>
          </draw:text-box>
        </draw:frame>
        <draw:frame presentation:style-name="pr6" draw:text-style-name="P19" draw:layer="layout" svg:width="11.91cm" svg:height="5.815cm" svg:x="15.014cm" svg:y="4.318cm" presentation:class="outline" presentation:user-transformed="true">
          <draw:text-box>
            <text:p text:style-name="P17"><text:span text:style-name="T12"><text:s/></text:span><text:span text:style-name="T12">int foo (</text:span><text:span text:style-name="T13">double</text:span><text:span text:style-name="T12"> x) {</text:span></text:p>
            <text:p text:style-name="P17"><text:span text:style-name="T12"><text:s/></text:span><text:span text:style-name="T12">// .... some code ...</text:span></text:p>
            <text:p text:style-name="P17"><text:span text:style-name="T12"><text:s/></text:span><text:span text:style-name="T19">float</text:span><text:span text:style-name="T12"> tmp = x;</text:span></text:p>
          </draw:text-box>
        </draw:frame>
        <draw:custom-shape draw:style-name="gr5" draw:text-style-name="P13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9" draw:layer="layout" svg:width="11.91cm" svg:height="5.815cm" svg:x="0.79cm" svg:y="13.235cm" presentation:class="outline" presentation:user-transformed="true">
          <draw:text-box>
            <text:p text:style-name="P17"><text:span text:style-name="T12"><text:s/></text:span><text:span text:style-name="T12">int foo (float x) {</text:span></text:p>
            <text:p text:style-name="P17"><text:span text:style-name="T12"><text:s/></text:span><text:span text:style-name="T12">// .... some code ...</text:span></text:p>
            <text:p text:style-name="P17"><text:span text:style-name="T12"><text:s/></text:span><text:span text:style-name="T13">auto</text:span><text:span text:style-name="T12"> tmp = x;</text:span></text:p>
          </draw:text-box>
        </draw:frame>
        <draw:frame presentation:style-name="pr6" draw:text-style-name="P19" draw:layer="layout" svg:width="11.91cm" svg:height="5.815cm" svg:x="15.268cm" svg:y="13.208cm" presentation:class="outline" presentation:user-transformed="true">
          <draw:text-box>
            <text:p text:style-name="P17"><text:span text:style-name="T12"><text:s/></text:span><text:span text:style-name="T12">int foo (</text:span><text:span text:style-name="T13">double</text:span><text:span text:style-name="T12"> x) {</text:span></text:p>
            <text:p text:style-name="P17"><text:span text:style-name="T12"><text:s/></text:span><text:span text:style-name="T12">// .... some code ...</text:span></text:p>
            <text:p text:style-name="P17"><text:span text:style-name="T12"><text:s/></text:span><text:span text:style-name="T13">auto</text:span><text:span text:style-name="T12"> tmp = x;</text:span></text:p>
          </draw:text-box>
        </draw:frame>
        <draw:custom-shape draw:style-name="gr4" draw:text-style-name="P13" draw:layer="layout" svg:width="1.524cm" svg:height="1.524cm" svg:x="13.208cm" svg:y="15.24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3" draw:layer="layout" svg:width="1.524cm" svg:height="1.524cm" draw:transform="rotate (-1.58615522421245) translate (6.627cm 10.922cm)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16">Правила для auto</text:span></text:p>
          </draw:text-box>
        </draw:frame>
        <draw:frame presentation:style-name="pr5" draw:text-style-name="P23" draw:layer="layout" svg:width="25.778cm" svg:height="4.557cm" svg:x="1.524cm" svg:y="5.095cm" presentation:class="outline" presentation:user-transformed="true">
          <draw:text-box>
            <text:p text:style-name="P22"><text:span text:style-name="T20">auto</text:span><text:span text:style-name="T21"> x = t;</text:span><text:span text:style-name="T21"><text:line-break/></text:span><text:span text:style-name="T21">&lt;typename </text:span><text:span text:style-name="T22">T</text:span><text:span text:style-name="T21">&gt; void foo (</text:span><text:span text:style-name="T20">T</text:span><text:span text:style-name="T21"> t);</text:span></text:p>
          </draw:text-box>
        </draw:frame>
        <draw:frame presentation:style-name="pr5" draw:text-style-name="P16" draw:layer="layout" svg:width="25.199cm" svg:height="5.588cm" svg:x="1.016cm" svg:y="9.906cm" presentation:class="outline" presentation:user-transformed="true">
          <draw:text-box>
            <text:list text:style-name="L6">
              <text:list-item>
                <text:p text:style-name="P16"><text:span text:style-name="T6">Ссылки игнорируются</text:span></text:p>
              </text:list-item>
              <text:list-item>
                <text:p text:style-name="P16"><text:span text:style-name="T6">CV-квалификаторы удаляются</text:span></text:p>
              </text:list-item>
            </text:list>
          </draw:text-box>
        </draw:frame>
        <draw:frame presentation:style-name="pr5" draw:text-style-name="P23" draw:layer="layout" svg:width="26.032cm" svg:height="4.826cm" svg:x="1.27cm" svg:y="15.24cm" presentation:class="outline" presentation:user-transformed="true">
          <draw:text-box>
            <text:p text:style-name="P22"><text:span text:style-name="T21">const int &amp;t = 0;</text:span><text:span text:style-name="T21"><text:line-break/></text:span><text:span text:style-name="T21">auto x = t; // </text:span><text:span text:style-name="T23">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16">Правила для auto</text:span></text:p>
          </draw:text-box>
        </draw:frame>
        <draw:frame presentation:style-name="pr5" draw:text-style-name="P23" draw:layer="layout" svg:width="25.778cm" svg:height="4.557cm" svg:x="1.524cm" svg:y="5.095cm" presentation:class="outline" presentation:user-transformed="true">
          <draw:text-box>
            <text:p text:style-name="P22"><text:span text:style-name="T20">auto&amp;</text:span><text:span text:style-name="T21"> x = t;</text:span><text:span text:style-name="T21"><text:line-break/></text:span><text:span text:style-name="T21">&lt;typename </text:span><text:span text:style-name="T22">T</text:span><text:span text:style-name="T21">&gt; void foo (</text:span><text:span text:style-name="T20">T&amp;</text:span><text:span text:style-name="T21"> t);</text:span></text:p>
          </draw:text-box>
        </draw:frame>
        <draw:frame presentation:style-name="pr5" draw:text-style-name="P16" draw:layer="layout" svg:width="25.199cm" svg:height="5.588cm" svg:x="1.016cm" svg:y="9.906cm" presentation:class="outline" presentation:user-transformed="true">
          <draw:text-box>
            <text:list text:style-name="L6">
              <text:list-item>
                <text:p text:style-name="P16"><text:span text:style-name="T6">Ссылки игнорируются</text:span></text:p>
              </text:list-item>
              <text:list-item>
                <text:p text:style-name="P16"><text:span text:style-name="T6">CV-квалификаторы сохраняются</text:span></text:p>
              </text:list-item>
            </text:list>
          </draw:text-box>
        </draw:frame>
        <draw:frame presentation:style-name="pr5" draw:text-style-name="P23" draw:layer="layout" svg:width="26.032cm" svg:height="4.826cm" svg:x="1.27cm" svg:y="15.24cm" presentation:class="outline" presentation:user-transformed="true">
          <draw:text-box>
            <text:p text:style-name="P22"><text:span text:style-name="T21">const int &amp;t = 0;</text:span><text:span text:style-name="T21"><text:line-break/></text:span><text:span text:style-name="T21">auto&amp; x = t; // </text:span><text:span text:style-name="T23">const int 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24" draw:layer="layout" svg:width="25.837cm" svg:height="2.368cm" svg:x="1.087cm" svg:y="0.741cm" presentation:class="title" presentation:user-transformed="true">
          <draw:text-box>
            <text:p text:style-name="P24"><text:span text:style-name="T24">Дополнительные правила</text:span></text:p>
          </draw:text-box>
        </draw:frame>
        <draw:frame presentation:style-name="pr5" draw:text-style-name="P16" draw:layer="layout" svg:width="26.469cm" svg:height="4.572cm" svg:x="0.963cm" svg:y="4.064cm" presentation:class="outline" presentation:user-transformed="true">
          <draw:text-box>
            <text:list text:style-name="L6">
              <text:list-item>
                <text:p text:style-name="P16"><text:span text:style-name="T6">При выводе никогда не удаляются </text:span><text:span text:style-name="T5">внутренние</text:span><text:span text:style-name="T6"> cv-квалификаторы</text:span></text:p>
              </text:list-item>
            </text:list>
          </draw:text-box>
        </draw:frame>
        <draw:frame presentation:style-name="pr5" draw:text-style-name="P26" draw:layer="layout" svg:width="26.032cm" svg:height="10.16cm" svg:x="0.762cm" svg:y="8.89cm" presentation:class="outline" presentation:user-transformed="true">
          <draw:text-box>
            <text:p text:style-name="P25"><text:span text:style-name="T21">int x</text:span><text:span text:style-name="T21"><text:line-break/></text:span><text:span text:style-name="T21">int const * p1 = &amp;x;</text:span><text:span text:style-name="T21"><text:line-break/></text:span><text:span text:style-name="T21">int * const p2 = &amp;x;</text:span><text:span text:style-name="T21"><text:line-break/></text:span><text:span text:style-name="T21">auto px = p1; // </text:span><text:span text:style-name="T23">int const *</text:span></text:p>
            <text:p text:style-name="P25"><text:span text:style-name="T22">auto py = p2; //</text:span><text:span text:style-name="T23"> int 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24" draw:layer="layout" svg:width="25.837cm" svg:height="2.368cm" svg:x="1.087cm" svg:y="0.741cm" presentation:class="title" presentation:user-transformed="true">
          <draw:text-box>
            <text:p text:style-name="P24"><text:span text:style-name="T24">Дополнительные правила</text:span></text:p>
          </draw:text-box>
        </draw:frame>
        <draw:frame presentation:style-name="pr5" draw:text-style-name="P16" draw:layer="layout" svg:width="26.469cm" svg:height="4.572cm" svg:x="0.963cm" svg:y="4.064cm" presentation:class="outline" presentation:user-transformed="true">
          <draw:text-box>
            <text:list text:style-name="L6">
              <text:list-item>
                <text:p text:style-name="P16"><text:span text:style-name="T6">Тип замещается во всех контекстах, где это возможно</text:span></text:p>
              </text:list-item>
            </text:list>
          </draw:text-box>
        </draw:frame>
        <draw:frame presentation:style-name="pr5" draw:text-style-name="P26" draw:layer="layout" svg:width="26.032cm" svg:height="2.54cm" svg:x="0.963cm" svg:y="8.382cm" presentation:class="outline" presentation:user-transformed="true">
          <draw:text-box>
            <text:p text:style-name="P25"><text:span text:style-name="T21">auto x = new auto ('a'); // </text:span><text:span text:style-name="T23">char</text:span></text:p>
          </draw:text-box>
        </draw:frame>
        <draw:frame presentation:style-name="pr5" draw:text-style-name="P16" draw:layer="layout" svg:width="26.469cm" svg:height="4.572cm" svg:x="1.016cm" svg:y="11.684cm" presentation:class="outline" presentation:user-transformed="true">
          <draw:text-box>
            <text:list text:style-name="L6">
              <text:list-item>
                <text:p text:style-name="P16"><text:span text:style-name="T6">Один тип выводится за один раз</text:span></text:p>
              </text:list-item>
            </text:list>
          </draw:text-box>
        </draw:frame>
        <draw:frame presentation:style-name="pr5" draw:text-style-name="P26" draw:layer="layout" svg:width="26.032cm" svg:height="4.318cm" svg:x="0.892cm" svg:y="14.986cm" presentation:class="outline" presentation:user-transformed="true">
          <draw:text-box>
            <text:p text:style-name="P25"><text:span text:style-name="T21">auto x = 1; // </text:span><text:span text:style-name="T23">int</text:span></text:p>
            <text:p text:style-name="P25"><text:span text:style-name="T22">auto x = 1, y = 1.0; //</text:span><text:span text:style-name="T23"> </text:span><text:span text:style-name="T20">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8" draw:layer="layout" svg:width="27.178cm" svg:height="3.506cm" svg:x="0.508cm" svg:y="0.254cm" presentation:class="title" presentation:user-transformed="true">
          <draw:text-box>
            <text:p text:style-name="P8"><text:span text:style-name="T16">Мотивация для decltype</text:span></text:p>
          </draw:text-box>
        </draw:frame>
        <draw:frame presentation:style-name="pr6" draw:text-style-name="P19" draw:layer="layout" svg:width="11.91cm" svg:height="5.815cm" svg:x="0.536cm" svg:y="4.345cm" presentation:class="outline" presentation:user-transformed="true">
          <draw:text-box>
            <text:p text:style-name="P17"><text:span text:style-name="T12"><text:s/></text:span><text:span text:style-name="T12">int foo (float x) {</text:span></text:p>
            <text:p text:style-name="P17"><text:span text:style-name="T12"><text:s/></text:span><text:span text:style-name="T12">// code, setting z</text:span></text:p>
            <text:p text:style-name="P17"><text:span text:style-name="T12"><text:s/></text:span><text:span text:style-name="T12">float tmp = z;</text:span></text:p>
          </draw:text-box>
        </draw:frame>
        <draw:frame presentation:style-name="pr6" draw:text-style-name="P19" draw:layer="layout" svg:width="11.91cm" svg:height="5.815cm" svg:x="15.014cm" svg:y="4.318cm" presentation:class="outline" presentation:user-transformed="true">
          <draw:text-box>
            <text:p text:style-name="P17"><text:span text:style-name="T12"><text:s/></text:span><text:span text:style-name="T12">int foo (</text:span><text:span text:style-name="T13">double</text:span><text:span text:style-name="T12"> x) {</text:span></text:p>
            <text:p text:style-name="P17"><text:span text:style-name="T12"><text:s/></text:span><text:span text:style-name="T12">// code, setting z</text:span></text:p>
            <text:p text:style-name="P17"><text:span text:style-name="T12"><text:s/></text:span><text:span text:style-name="T19">float</text:span><text:span text:style-name="T12"> tmp = z;</text:span></text:p>
          </draw:text-box>
        </draw:frame>
        <draw:custom-shape draw:style-name="gr5" draw:text-style-name="P13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9" draw:layer="layout" svg:width="11.91cm" svg:height="5.815cm" svg:x="0.79cm" svg:y="13.235cm" presentation:class="outline" presentation:user-transformed="true">
          <draw:text-box>
            <text:p text:style-name="P17"><text:span text:style-name="T12"><text:s/></text:span><text:span text:style-name="T12">int foo (float x) {</text:span></text:p>
            <text:p text:style-name="P17"><text:span text:style-name="T12"><text:s/></text:span><text:span text:style-name="T12">// code, setting z</text:span></text:p>
            <text:p text:style-name="P17"><text:span text:style-name="T12"><text:s/></text:span><text:span text:style-name="T13">decltype (x)</text:span><text:span text:style-name="T12"> tmp = z;</text:span></text:p>
          </draw:text-box>
        </draw:frame>
        <draw:frame presentation:style-name="pr6" draw:text-style-name="P19" draw:layer="layout" svg:width="11.91cm" svg:height="5.815cm" svg:x="15.268cm" svg:y="13.208cm" presentation:class="outline" presentation:user-transformed="true">
          <draw:text-box>
            <text:p text:style-name="P17"><text:span text:style-name="T12"><text:s/></text:span><text:span text:style-name="T12">int foo (</text:span><text:span text:style-name="T13">double</text:span><text:span text:style-name="T12"> x) {</text:span></text:p>
            <text:p text:style-name="P17"><text:span text:style-name="T12"><text:s/></text:span><text:span text:style-name="T12">// code, setting z</text:span></text:p>
            <text:p text:style-name="P17"><text:span text:style-name="T13"><text:s/></text:span><text:span text:style-name="T13">decltype (x)</text:span><text:span text:style-name="T12"> tmp = z;</text:span></text:p>
          </draw:text-box>
        </draw:frame>
        <draw:custom-shape draw:style-name="gr5" draw:text-style-name="P13" draw:layer="Layout" svg:width="1.524cm" svg:height="1.524cm" svg:x="13.208cm" svg:y="15.24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3" draw:layer="Layout" svg:width="1.524cm" svg:height="1.524cm" draw:transform="rotate (-1.58615522421245) translate (6.627cm 10.922cm)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8" draw:layer="layout" svg:width="25.199cm" svg:height="3.506cm" svg:x="1.4cm" svg:y="0.737cm" presentation:class="title" presentation:user-transformed="true">
          <draw:text-box>
            <text:p text:style-name="P8"><text:span text:style-name="T16">Правила для decltype</text:span></text:p>
          </draw:text-box>
        </draw:frame>
        <draw:frame presentation:style-name="pr5" draw:text-style-name="P23" draw:layer="layout" svg:width="26.032cm" svg:height="4.572cm" svg:x="1.401cm" svg:y="5.08cm" presentation:class="outline" presentation:user-transformed="true">
          <draw:text-box>
            <text:p text:style-name="P22"><text:span text:style-name="T21">const int&amp; x = 0;</text:span></text:p>
            <text:p text:style-name="P22"><text:span text:style-name="T21">decltype(x) y = 0; // </text:span><text:span text:style-name="T23">const int &amp;</text:span></text:p>
          </draw:text-box>
        </draw:frame>
        <draw:frame presentation:style-name="pr5" draw:text-style-name="P16" draw:layer="layout" svg:width="25.199cm" svg:height="9.398cm" svg:x="1.016cm" svg:y="10.414cm" presentation:class="outline" presentation:user-transformed="true">
          <draw:text-box>
            <text:list text:style-name="L6">
              <text:list-item>
                <text:p text:style-name="P16"><text:span text:style-name="T6">Ссылки сохраняются</text:span></text:p>
              </text:list-item>
              <text:list-item>
                <text:p text:style-name="P16"><text:span text:style-name="T6">CV-квалификаторы сохраняются</text:span></text:p>
              </text:list-item>
              <text:list-item>
                <text:p text:style-name="P16"><text:span text:style-name="T6">Приоритет: точный тип для парамет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 text:style-name="P8"><text:span text:style-name="T16">decltype : проблема</text:span></text:p>
          </draw:text-box>
        </draw:frame>
        <draw:frame presentation:style-name="pr5" draw:text-style-name="P23" draw:layer="layout" svg:width="26.032cm" svg:height="13.716cm" svg:x="1.401cm" svg:y="5.08cm" presentation:class="outline" presentation:user-transformed="true">
          <draw:text-box>
            <text:p text:style-name="P22"><text:span text:style-name="T21">struct Point { int x, y; };</text:span></text:p>
            <text:p text:style-name="P22"><text:span text:style-name="T21">Point porig {1, 2};</text:span></text:p>
            <text:p text:style-name="P22"><text:span text:style-name="T21">const Point &amp;p = porig;</text:span></text:p>
            <text:p text:style-name="P22"><text:span text:style-name="T21">decltype(p.x) x = 0; </text:span><text:span text:style-name="T21"><text:line-break/></text:span><text:span text:style-name="T21"> <text:s text:c="11"/>// </text:span><text:span text:style-name="T23">int</text:span><text:span text:style-name="T21"> or </text:span><text:span text:style-name="T23">const int&amp;</text:span><text:span text:style-name="T21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8" draw:layer="layout" svg:width="25.199cm" svg:height="3.506cm" svg:x="1.401cm" svg:y="0.837cm" presentation:class="title" presentation:user-transformed="true">
          <draw:text-box>
            <text:p text:style-name="P8"><text:span text:style-name="T16">Правила для decltype</text:span></text:p>
          </draw:text-box>
        </draw:frame>
        <draw:frame presentation:style-name="pr5" draw:text-style-name="P23" draw:layer="layout" svg:width="26.924cm" svg:height="13.716cm" svg:x="0.762cm" svg:y="5.08cm" presentation:class="outline" presentation:user-transformed="true">
          <draw:text-box>
            <text:p text:style-name="P22"><text:span text:style-name="T21">struct Point { int x, y; };</text:span></text:p>
            <text:p text:style-name="P22"><text:span text:style-name="T21">Point porig {1, 2};</text:span></text:p>
            <text:p text:style-name="P22"><text:span text:style-name="T21">const Point &amp;p = porig;</text:span></text:p>
            <text:p text:style-name="P22"><text:span text:style-name="T21">decltype(p.x) x = 0; </text:span><text:span text:style-name="T21">// </text:span><text:span text:style-name="T23">int</text:span></text:p>
            <text:p text:style-name="P22"><text:span text:style-name="T21">decltype((p.x)) x = 0; // </text:span><text:span text:style-name="T23">const int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8" draw:layer="layout" svg:width="25.199cm" svg:height="3.506cm" svg:x="1.4cm" svg:y="0.737cm" presentation:class="title" presentation:user-transformed="true">
          <draw:text-box>
            <text:p text:style-name="P8"><text:span text:style-name="T16">Правила для decltype</text:span></text:p>
          </draw:text-box>
        </draw:frame>
        <draw:frame presentation:style-name="pr5" draw:text-style-name="P27" draw:layer="layout" svg:width="26.924cm" svg:height="11.348cm" svg:x="0.508cm" svg:y="5.08cm" presentation:class="outline" presentation:user-transformed="true">
          <draw:text-box>
            <text:list text:style-name="L6">
              <text:list-item>
                <text:p text:style-name="P27"><text:span text:style-name="T6">Ссылки сохраняются</text:span></text:p>
              </text:list-item>
              <text:list-item>
                <text:p text:style-name="P27"><text:span text:style-name="T6">CV-квалификаторы сохраняются</text:span></text:p>
              </text:list-item>
              <text:list-item>
                <text:p text:style-name="P27"><text:span text:style-name="T6">Если возможно decltype (id-expr)</text:span><text:span text:style-name="T6"><text:line-break/></text:span><text:span text:style-name="T6">иначе decltype (expr)</text:span></text:p>
              </text:list-item>
              <text:list-item>
                <text:p text:style-name="P27"><text:span text:style-name="T6">decltype ((lvalue)) добавит ссылку</text:span></text:p>
              </text:list-item>
            </text:list>
          </draw:text-box>
        </draw:frame>
        <draw:frame presentation:style-name="pr5" draw:text-style-name="P23" draw:layer="layout" svg:width="26.032cm" svg:height="4.572cm" svg:x="1.146cm" svg:y="15.748cm" presentation:class="outline" presentation:user-transformed="true">
          <draw:text-box>
            <text:p text:style-name="P22"><text:span text:style-name="T21">int x;</text:span><text:span text:style-name="T21"><text:line-break/></text:span><text:span text:style-name="T21">decltype((x)) y = x; // </text:span><text:span text:style-name="T23">int 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8" draw:layer="layout" svg:width="26.286cm" svg:height="3.506cm" svg:x="0.762cm" svg:y="0.762cm" presentation:class="title" presentation:user-transformed="true">
          <draw:text-box>
            <text:p text:style-name="P8"><text:span text:style-name="T16">Это может быть сложно</text:span></text:p>
          </draw:text-box>
        </draw:frame>
        <draw:frame presentation:style-name="pr5" draw:text-style-name="P27" draw:layer="layout" svg:width="26.924cm" svg:height="2.794cm" svg:x="0.508cm" svg:y="5.08cm" presentation:class="outline" presentation:user-transformed="true">
          <draw:text-box>
            <text:list text:style-name="L6">
              <text:list-item>
                <text:p text:style-name="P27"><text:span text:style-name="T6">decltype ((lvalue)) добавит ссылку</text:span></text:p>
              </text:list-item>
            </text:list>
          </draw:text-box>
        </draw:frame>
        <draw:frame presentation:style-name="pr5" draw:text-style-name="P29" draw:layer="layout" svg:width="26.032cm" svg:height="11.176cm" svg:x="0.892cm" svg:y="8.382cm" presentation:class="outline" presentation:user-transformed="true">
          <draw:text-box>
            <text:p text:style-name="P28"><text:span text:style-name="T21">int x[10];</text:span></text:p>
            <text:p text:style-name="P28"><text:span text:style-name="T21">x[5] = 4; </text:span><text:span text:style-name="T21">// </text:span><text:span text:style-name="T23">x[5] behaves like ref</text:span></text:p>
            <text:p text:style-name="P28"><text:span text:style-name="T21">decltype(x[5]) y = x[5]; // </text:span><text:span text:style-name="T23">int &amp;</text:span></text:p>
            <text:p text:style-name="P28"><text:span text:style-name="T22">y = 4; // </text:span><text:span text:style-name="T23">works, changes x[5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8" draw:layer="layout" svg:width="25.199cm" svg:height="3.506cm" svg:x="1.4cm" svg:y="0.737cm" presentation:class="title" presentation:user-transformed="true">
          <draw:text-box>
            <text:p text:style-name="P8"><text:span text:style-name="T16">decltype(auto)</text:span></text:p>
          </draw:text-box>
        </draw:frame>
        <draw:frame presentation:style-name="pr5" draw:text-style-name="P27" draw:layer="layout" svg:width="26.924cm" svg:height="5.08cm" svg:x="0.508cm" svg:y="5.08cm" presentation:class="outline" presentation:user-transformed="true">
          <draw:text-box>
            <text:list text:style-name="L6">
              <text:list-item>
                <text:p text:style-name="P27"><text:span text:style-name="T6">Выводит тип более аккуратно</text:span></text:p>
              </text:list-item>
              <text:list-item>
                <text:p text:style-name="P27"><text:span text:style-name="T6">Чувствительно к синтаксису</text:span></text:p>
              </text:list-item>
            </text:list>
          </draw:text-box>
        </draw:frame>
        <draw:frame presentation:style-name="pr5" draw:text-style-name="P31" draw:layer="layout" svg:width="26.032cm" svg:height="10.414cm" svg:x="0.762cm" svg:y="9.398cm" presentation:class="outline" presentation:user-transformed="true">
          <draw:text-box>
            <text:p text:style-name="P30"><text:span text:style-name="T7">const int x = 0;</text:span></text:p>
            <text:p text:style-name="P30"><text:span text:style-name="T7">auto i = x; </text:span><text:span text:style-name="T7">// </text:span><text:span text:style-name="T8">int</text:span></text:p>
            <text:p text:style-name="P30"><text:span text:style-name="T7">decltype(auto) j = x; // </text:span><text:span text:style-name="T8">const int</text:span></text:p>
            <text:p text:style-name="P30"><text:span text:style-name="T25">auto k = (x); //</text:span><text:span text:style-name="T8"> int</text:span></text:p>
            <text:p text:style-name="P30"><text:span text:style-name="T25">decltype(auto) m = (x); //</text:span><text:span text:style-name="T8"> const int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4">Вывод типов в C++</text:span></text:p>
          </draw:text-box>
        </draw:frame>
        <draw:frame presentation:style-name="pr9" draw:text-style-name="P32" draw:layer="layout" svg:width="27.492cm" svg:height="13.882cm" svg:x="0.508cm" svg:y="4.914cm" presentation:class="subtitle" presentation:user-transformed="true">
          <draw:text-box>
            <text:list text:style-name="L7">
              <text:list-item>
                <text:p text:style-name="P32"><text:span text:style-name="T15">Вывод типов шаблонами</text:span></text:p>
              </text:list-item>
              <text:list-item>
                <text:p text:style-name="P32"><text:span text:style-name="T15">Правила для auto и decltype</text:span></text:p>
              </text:list-item>
            </text:list>
            <text:list text:style-name="L8">
              <text:list-item>
                <text:p text:style-name="P32"><text:span text:style-name="T5">Расширенный синтаксис функций</text:span></text:p>
              </text:list-item>
            </text:list>
            <text:list text:style-name="L7">
              <text:list-item>
                <text:p text:style-name="P32"><text:span text:style-name="T15">Деградация и минимальные типы</text:span></text:p>
              </text:list-item>
              <text:list-item>
                <text:p text:style-name="P32"><text:span text:style-name="T15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8" draw:layer="layout" svg:width="25.199cm" svg:height="3.506cm" svg:x="1.4cm" svg:y="0.737cm" presentation:class="title" presentation:user-transformed="true">
          <draw:text-box>
            <text:p text:style-name="P8"><text:span text:style-name="T16">C++11: проблема</text:span></text:p>
          </draw:text-box>
        </draw:frame>
        <draw:frame presentation:style-name="pr5" draw:text-style-name="P34" draw:layer="layout" svg:width="26.032cm" svg:height="14.224cm" svg:x="1.27cm" svg:y="5.08cm" presentation:class="outline" presentation:user-transformed="true">
          <draw:text-box>
            <text:p text:style-name="P33"><text:span text:style-name="T7">template &lt;typename T&gt; </text:span><text:span text:style-name="T7"><text:line-break/></text:span><text:span text:style-name="T9">auto</text:span><text:span text:style-name="T7"> // </text:span><text:span text:style-name="T9">C++11 Error!</text:span></text:p>
            <text:p text:style-name="P33"><text:span text:style-name="T7">makeAndProcessObject (const T&amp; builder)</text:span></text:p>
            <text:p text:style-name="P33"><text:span text:style-name="T7">{</text:span></text:p>
            <text:p text:style-name="P33"><text:span text:style-name="T7"><text:s text:c="4"/></text:span><text:span text:style-name="T7">auto val = builder</text:span><text:span text:style-name="T8">.makeObject();</text:span></text:p>
            <text:p text:style-name="P33"><text:span text:style-name="T7"><text:s text:c="4"/></text:span><text:span text:style-name="T7">// do smth with val</text:span></text:p>
            <text:p text:style-name="P33"><text:span text:style-name="T7"><text:s text:c="4"/></text:span><text:span text:style-name="T7">return val;</text:span></text:p>
            <text:p text:style-name="P3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8" draw:layer="layout" svg:width="25.199cm" svg:height="3.506cm" svg:x="1.4cm" svg:y="0.737cm" presentation:class="title" presentation:user-transformed="true">
          <draw:text-box>
            <text:p text:style-name="P8"><text:span text:style-name="T16">C++11: проблема</text:span></text:p>
          </draw:text-box>
        </draw:frame>
        <draw:frame presentation:style-name="pr5" draw:text-style-name="P34" draw:layer="layout" svg:width="26.032cm" svg:height="14.224cm" svg:x="1.27cm" svg:y="5.08cm" presentation:class="outline" presentation:user-transformed="true">
          <draw:text-box>
            <text:p text:style-name="P33"><text:span text:style-name="T7">template &lt;typename T&gt; </text:span><text:span text:style-name="T7"><text:line-break/></text:span><text:span text:style-name="T9">decltype(builder.makeObject())</text:span><text:span text:style-name="T7"> // </text:span><text:span text:style-name="T9">Error!</text:span></text:p>
            <text:p text:style-name="P33"><text:span text:style-name="T7">makeAndProcessObject (const T&amp; </text:span><text:span text:style-name="T8">builder</text:span><text:span text:style-name="T7">)</text:span></text:p>
            <text:p text:style-name="P33"><text:span text:style-name="T7">{</text:span></text:p>
            <text:p text:style-name="P33"><text:span text:style-name="T7"><text:s text:c="4"/></text:span><text:span text:style-name="T7">auto val = build</text:span><text:span text:style-name="T25">er.makeObject();</text:span></text:p>
            <text:p text:style-name="P33"><text:span text:style-name="T7"><text:s text:c="4"/></text:span><text:span text:style-name="T7">// do smth with val</text:span></text:p>
            <text:p text:style-name="P33"><text:span text:style-name="T7"><text:s text:c="4"/></text:span><text:span text:style-name="T7">return val;</text:span></text:p>
            <text:p text:style-name="P3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8" draw:layer="layout" svg:width="25.199cm" svg:height="3.506cm" svg:x="1.4cm" svg:y="0.737cm" presentation:class="title" presentation:user-transformed="true">
          <draw:text-box>
            <text:p text:style-name="P8"><text:span text:style-name="T16">C++11: проблема</text:span></text:p>
          </draw:text-box>
        </draw:frame>
        <draw:frame presentation:style-name="pr5" draw:text-style-name="P34" draw:layer="layout" svg:width="26.032cm" svg:height="14.224cm" svg:x="1.27cm" svg:y="5.08cm" presentation:class="outline" presentation:user-transformed="true">
          <draw:text-box>
            <text:p text:style-name="P33"><text:span text:style-name="T7">template &lt;typename T&gt; </text:span><text:span text:style-name="T7"><text:line-break/></text:span><text:span text:style-name="T25">decltype (((T*)0)-&gt;makeObject())</text:span><text:span text:style-name="T7"> // </text:span><text:span text:style-name="T9">Pain!</text:span></text:p>
            <text:p text:style-name="P33"><text:span text:style-name="T7">makeAndProcessObject (const T&amp; </text:span><text:span text:style-name="T25">builder</text:span><text:span text:style-name="T7">)</text:span></text:p>
            <text:p text:style-name="P33"><text:span text:style-name="T7">{</text:span></text:p>
            <text:p text:style-name="P33"><text:span text:style-name="T7"><text:s text:c="4"/></text:span><text:span text:style-name="T7">auto val = build</text:span><text:span text:style-name="T25">er.makeObject();</text:span></text:p>
            <text:p text:style-name="P33"><text:span text:style-name="T7"><text:s text:c="4"/></text:span><text:span text:style-name="T7">// do smth with val</text:span></text:p>
            <text:p text:style-name="P33"><text:span text:style-name="T7"><text:s text:c="4"/></text:span><text:span text:style-name="T7">return val;</text:span></text:p>
            <text:p text:style-name="P3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8" draw:layer="layout" svg:width="25.199cm" svg:height="3.506cm" svg:x="1.4cm" svg:y="0.737cm" presentation:class="title" presentation:user-transformed="true">
          <draw:text-box>
            <text:p text:style-name="P8"><text:span text:style-name="T16">C++11: решение</text:span></text:p>
          </draw:text-box>
        </draw:frame>
        <draw:frame presentation:style-name="pr5" draw:text-style-name="P34" draw:layer="layout" svg:width="26.032cm" svg:height="15.061cm" svg:x="1.27cm" svg:y="4.243cm" presentation:class="outline" presentation:user-transformed="true">
          <draw:text-box>
            <text:p text:style-name="P33"><text:span text:style-name="T7">template &lt;typename T&gt; </text:span><text:span text:style-name="T7"><text:line-break/></text:span><text:span text:style-name="T7">auto</text:span></text:p>
            <text:p text:style-name="P33"><text:span text:style-name="T7">makeAndProcessObject (const T&amp; </text:span><text:span text:style-name="T25">builder</text:span><text:span text:style-name="T7">)</text:span><text:span text:style-name="T7"><text:line-break/></text:span><text:span text:style-name="T7"> <text:s text:c="3"/>-&gt; decltype (builder.makeObject())</text:span></text:p>
            <text:p text:style-name="P33"><text:span text:style-name="T7">{</text:span></text:p>
            <text:p text:style-name="P33"><text:span text:style-name="T7"><text:s text:c="4"/></text:span><text:span text:style-name="T7">auto val = build</text:span><text:span text:style-name="T25">er.makeObject();</text:span></text:p>
            <text:p text:style-name="P33"><text:span text:style-name="T7"><text:s text:c="4"/></text:span><text:span text:style-name="T7">// do smth with val</text:span></text:p>
            <text:p text:style-name="P33"><text:span text:style-name="T7"><text:s text:c="4"/></text:span><text:span text:style-name="T7">return val;</text:span></text:p>
            <text:p text:style-name="P3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C++11: новый синтаксис</text:span></text:p>
          </draw:text-box>
        </draw:frame>
        <draw:frame presentation:style-name="pr5" draw:text-style-name="P34" draw:layer="layout" svg:width="26.032cm" svg:height="7.187cm" svg:x="1.27cm" svg:y="6.783cm" presentation:class="outline" presentation:user-transformed="true">
          <draw:text-box>
            <text:p text:style-name="P33"><text:span text:style-name="T7">template&lt;typename A, typename B&gt; </text:span><text:span text:style-name="T7">auto </text:span><text:span text:style-name="T7"><text:line-break/></text:span><text:span text:style-name="T7">add(A a, B b) -&gt; decltype(a + b) { </text:span></text:p>
            <text:p text:style-name="P33"><text:span text:style-name="T7"><text:s text:c="2"/></text:span><text:span text:style-name="T7">return a + b; </text:span></text:p>
            <text:p text:style-name="P33"><text:span text:style-name="T7">}</text:span></text:p>
          </draw:text-box>
        </draw:frame>
        <draw:frame presentation:style-name="pr5" draw:text-style-name="P27" draw:layer="layout" svg:width="26.924cm" svg:height="2.794cm" svg:x="1.016cm" svg:y="4.318cm" presentation:class="outline" presentation:user-transformed="true">
          <draw:text-box>
            <text:list text:style-name="L6">
              <text:list-item>
                <text:p text:style-name="P27"><text:span text:style-name="T6">может быть выведено выраже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C++11: новый синтаксис</text:span></text:p>
          </draw:text-box>
        </draw:frame>
        <draw:frame presentation:style-name="pr5" draw:text-style-name="P34" draw:layer="layout" svg:width="26.032cm" svg:height="7.187cm" svg:x="1.27cm" svg:y="6.783cm" presentation:class="outline" presentation:user-transformed="true">
          <draw:text-box>
            <text:p text:style-name="P33"><text:span text:style-name="T7">template&lt;typename A, typename B&gt; </text:span><text:span text:style-name="T7">auto </text:span><text:span text:style-name="T7"><text:line-break/></text:span><text:span text:style-name="T7">add(A a, B b) -&gt; decltype(a + b) { </text:span></text:p>
            <text:p text:style-name="P33"><text:span text:style-name="T7"><text:s text:c="2"/></text:span><text:span text:style-name="T7">return a + b; </text:span></text:p>
            <text:p text:style-name="P33"><text:span text:style-name="T7">}</text:span></text:p>
          </draw:text-box>
        </draw:frame>
        <draw:frame presentation:style-name="pr5" draw:text-style-name="P27" draw:layer="layout" svg:width="26.924cm" svg:height="2.794cm" svg:x="1.016cm" svg:y="4.318cm" presentation:class="outline" presentation:user-transformed="true">
          <draw:text-box>
            <text:list text:style-name="L6">
              <text:list-item>
                <text:p text:style-name="P27"><text:span text:style-name="T6">может быть выведено выражение</text:span></text:p>
              </text:list-item>
            </text:list>
          </draw:text-box>
        </draw:frame>
        <draw:frame presentation:style-name="pr5" draw:text-style-name="P34" draw:layer="layout" svg:width="26.032cm" svg:height="2.361cm" svg:x="1.016cm" svg:y="16.764cm" presentation:class="outline" presentation:user-transformed="true">
          <draw:text-box>
            <text:p text:style-name="P33"><text:span text:style-name="T7">auto main() -&gt; int { return 0; }</text:span></text:p>
          </draw:text-box>
        </draw:frame>
        <draw:frame presentation:style-name="pr5" draw:text-style-name="P27" draw:layer="layout" svg:width="26.924cm" svg:height="2.794cm" svg:x="0.508cm" svg:y="14.224cm" presentation:class="outline" presentation:user-transformed="true">
          <draw:text-box>
            <text:list text:style-name="L6">
              <text:list-item>
                <text:p text:style-name="P27"><text:span text:style-name="T6">может быть указан ти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Контрольный вопрос</text:span></text:p>
          </draw:text-box>
        </draw:frame>
        <draw:frame presentation:style-name="pr5" draw:text-style-name="P34" draw:layer="layout" svg:width="26.032cm" svg:height="11.176cm" svg:x="1.146cm" svg:y="5.08cm" presentation:class="outline" presentation:user-transformed="true">
          <draw:text-box>
            <text:p text:style-name="P33"><text:span text:style-name="T7">template &lt;typename T, typename S&gt;</text:span></text:p>
            <text:p text:style-name="P33"><text:span text:style-name="T7">auto min(T x, S y) </text:span><text:span text:style-name="T7"><text:line-break/></text:span><text:span text:style-name="T7"> <text:s text:c="3"/>-&gt; decltype(x &lt; y ? x : y) </text:span></text:p>
            <text:p text:style-name="P33"><text:span text:style-name="T7">{</text:span></text:p>
            <text:p text:style-name="P33"><text:span text:style-name="T7"><text:s text:c="2"/></text:span><text:span text:style-name="T7">return x &lt; y ? x : y;</text:span></text:p>
            <text:p text:style-name="P33"><text:span text:style-name="T7">}</text:span></text:p>
          </draw:text-box>
        </draw:frame>
        <draw:frame presentation:style-name="pr10" draw:text-style-name="P27" draw:layer="layout" svg:width="26.924cm" svg:height="2.794cm" svg:x="0.762cm" svg:y="16.256cm" presentation:class="outline" presentation:user-transformed="true">
          <draw:text-box>
            <text:list text:style-name="L10">
              <text:list-item>
                <text:p text:style-name="P27"><text:span text:style-name="T6">Есть ли здесь проблемы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Контрольный вопрос</text:span></text:p>
          </draw:text-box>
        </draw:frame>
        <draw:frame presentation:style-name="pr5" draw:text-style-name="P34" draw:layer="layout" svg:width="26.032cm" svg:height="11.176cm" svg:x="1.146cm" svg:y="5.08cm" presentation:class="outline" presentation:user-transformed="true">
          <draw:text-box>
            <text:p text:style-name="P33"><text:span text:style-name="T7">template &lt;typename T, typename S&gt;</text:span></text:p>
            <text:p text:style-name="P33"><text:span text:style-name="T7">auto min(T x, S y) </text:span><text:span text:style-name="T7"><text:line-break/></text:span><text:span text:style-name="T7"> <text:s text:c="3"/>-&gt; </text:span><text:span text:style-name="T9">decltype(x &lt; y ? x : y) </text:span></text:p>
            <text:p text:style-name="P33"><text:span text:style-name="T7">{</text:span></text:p>
            <text:p text:style-name="P33"><text:span text:style-name="T7"><text:s text:c="2"/></text:span><text:span text:style-name="T7">return x &lt; y ? x : y;</text:span></text:p>
            <text:p text:style-name="P33"><text:span text:style-name="T7">}</text:span></text:p>
          </draw:text-box>
        </draw:frame>
        <draw:frame presentation:style-name="pr11" draw:text-style-name="P27" draw:layer="layout" svg:width="26.924cm" svg:height="3.556cm" svg:x="0.762cm" svg:y="16.256cm" presentation:class="outline" presentation:user-transformed="true">
          <draw:text-box>
            <text:list text:style-name="L10">
              <text:list-item>
                <text:p text:style-name="P27"><text:span text:style-name="T6">Да есть. Пусть S == T == int</text:span><text:span text:style-name="T6"><text:line-break/></text:span><text:span text:style-name="T6">Тогда будет возвращена dangling refere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C++14: </text:span><text:span text:style-name="T26">новый</text:span><text:span text:style-name="T24"> синтаксис</text:span></text:p>
          </draw:text-box>
        </draw:frame>
        <draw:frame presentation:style-name="pr5" draw:text-style-name="P34" draw:layer="layout" svg:width="26.032cm" svg:height="7.366cm" svg:x="0.892cm" svg:y="7.112cm" presentation:class="outline" presentation:user-transformed="true">
          <draw:text-box>
            <text:p text:style-name="P33"><text:span text:style-name="T7">// legal C++11</text:span><text:span text:style-name="T7"><text:line-break/></text:span><text:span text:style-name="T7">auto isquare (int x) -&gt; decltype (x) { </text:span></text:p>
            <text:p text:style-name="P33"><text:span text:style-name="T7"><text:s text:c="2"/></text:span><text:span text:style-name="T7">return x*x;</text:span></text:p>
            <text:p text:style-name="P33"><text:span text:style-name="T7">}</text:span></text:p>
          </draw:text-box>
        </draw:frame>
        <draw:frame presentation:style-name="pr5" draw:text-style-name="P35" draw:layer="layout" svg:width="27.432cm" svg:height="4.064cm" svg:x="0.454cm" svg:y="4.372cm" presentation:class="outline" presentation:user-transformed="true">
          <draw:text-box>
            <text:list text:style-name="L6">
              <text:list-item>
                <text:p text:style-name="P35"><text:span text:style-name="T27">В простых случаях decltype не нуж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C++14: </text:span><text:span text:style-name="T26">новый</text:span><text:span text:style-name="T24"> синтаксис</text:span></text:p>
          </draw:text-box>
        </draw:frame>
        <draw:frame presentation:style-name="pr5" draw:text-style-name="P35" draw:layer="layout" svg:width="27.432cm" svg:height="4.064cm" svg:x="0.454cm" svg:y="4.372cm" presentation:class="outline" presentation:user-transformed="true">
          <draw:text-box>
            <text:list text:style-name="L6">
              <text:list-item>
                <text:p text:style-name="P35"><text:span text:style-name="T27">В простых случаях decltype не нужен</text:span></text:p>
              </text:list-item>
            </text:list>
          </draw:text-box>
        </draw:frame>
        <draw:frame presentation:style-name="pr5" draw:text-style-name="P34" draw:layer="layout" svg:width="26.032cm" svg:height="7.366cm" svg:x="0.892cm" svg:y="7.112cm" presentation:class="outline" presentation:user-transformed="true">
          <draw:text-box>
            <text:p text:style-name="P33"><text:span text:style-name="T7">// legal C++14</text:span><text:span text:style-name="T7"><text:line-break/></text:span><text:span text:style-name="T7">auto isquare (int x) { </text:span></text:p>
            <text:p text:style-name="P33"><text:span text:style-name="T7"><text:s text:c="2"/></text:span><text:span text:style-name="T7">return x*x;</text:span></text:p>
            <text:p text:style-name="P3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C++14: </text:span><text:span text:style-name="T26">новый</text:span><text:span text:style-name="T24"> синтаксис</text:span></text:p>
          </draw:text-box>
        </draw:frame>
        <draw:frame presentation:style-name="pr5" draw:text-style-name="P34" draw:layer="layout" svg:width="26.032cm" svg:height="11.43cm" svg:x="0.762cm" svg:y="8.636cm" presentation:class="outline" presentation:user-transformed="true">
          <draw:text-box>
            <text:p text:style-name="P33"><text:span text:style-name="T7">auto bad_sum_to (int i)</text:span></text:p>
            <text:p text:style-name="P33"><text:span text:style-name="T7">{</text:span></text:p>
            <text:p text:style-name="P33"><text:span text:style-name="T7"><text:s text:c="2"/></text:span><text:span text:style-name="T7">if (i &gt; 2)</text:span></text:p>
            <text:p text:style-name="P33"><text:span text:style-name="T7"><text:s text:c="4"/></text:span><text:span text:style-name="T7">return </text:span><text:span text:style-name="T9">bad_sum_to (i-1) + i</text:span><text:span text:style-name="T7">;</text:span></text:p>
            <text:p text:style-name="P33"><text:span text:style-name="T7"><text:s text:c="2"/></text:span><text:span text:style-name="T7">else</text:span></text:p>
            <text:p text:style-name="P33"><text:span text:style-name="T7"><text:s text:c="4"/></text:span><text:span text:style-name="T7">return i;</text:span></text:p>
            <text:p text:style-name="P33"><text:span text:style-name="T7">}</text:span></text:p>
          </draw:text-box>
        </draw:frame>
        <draw:frame presentation:style-name="pr5" draw:text-style-name="P35" draw:layer="layout" svg:width="27.432cm" svg:height="8.328cm" svg:x="0.454cm" svg:y="4.372cm" presentation:class="outline" presentation:user-transformed="true">
          <draw:text-box>
            <text:list text:style-name="L6">
              <text:list-item>
                <text:p text:style-name="P35"><text:span text:style-name="T27">В простых случаях decltype не нужен</text:span></text:p>
              </text:list-item>
              <text:list-item>
                <text:p text:style-name="P35"><text:span text:style-name="T27">В сложных могут быть пробле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C++14: </text:span><text:span text:style-name="T26">новый</text:span><text:span text:style-name="T24"> синтаксис</text:span></text:p>
          </draw:text-box>
        </draw:frame>
        <draw:frame presentation:style-name="pr5" draw:text-style-name="P34" draw:layer="layout" svg:width="26.032cm" svg:height="8.89cm" svg:x="0.762cm" svg:y="11.176cm" presentation:class="outline" presentation:user-transformed="true">
          <draw:text-box>
            <text:p text:style-name="P33"><text:span text:style-name="T7">template &lt;typename Fun, typename Arg&gt;</text:span></text:p>
            <text:p text:style-name="P33"><text:span text:style-name="T7">decltype(auto) callme(Fun fun, Arg arg) </text:span></text:p>
            <text:p text:style-name="P33"><text:span text:style-name="T7">{ </text:span></text:p>
            <text:p text:style-name="P33"><text:span text:style-name="T7"><text:s text:c="4"/></text:span><text:span text:style-name="T7">return fun(arg); </text:span></text:p>
            <text:p text:style-name="P33"><text:span text:style-name="T7">}</text:span></text:p>
          </draw:text-box>
        </draw:frame>
        <draw:frame presentation:style-name="pr5" draw:text-style-name="P35" draw:layer="layout" svg:width="27.432cm" svg:height="8.328cm" svg:x="0.454cm" svg:y="4.372cm" presentation:class="outline" presentation:user-transformed="true">
          <draw:text-box>
            <text:list text:style-name="L6">
              <text:list-item>
                <text:p text:style-name="P35"><text:span text:style-name="T27">В простых случаях decltype не нужен</text:span></text:p>
              </text:list-item>
              <text:list-item>
                <text:p text:style-name="P35"><text:span text:style-name="T27">В сложных могут быть проблемы</text:span></text:p>
              </text:list-item>
              <text:list-item>
                <text:p text:style-name="P35"><text:span text:style-name="T27">Вывод может быть более точны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C++17: </text:span><text:span text:style-name="T28">новый</text:span><text:span text:style-name="T24"> синтаксис</text:span></text:p>
          </draw:text-box>
        </draw:frame>
        <draw:frame presentation:style-name="pr5" draw:text-style-name="P34" draw:layer="layout" svg:width="26.032cm" svg:height="8.89cm" svg:x="0.762cm" svg:y="8.636cm" presentation:class="outline" presentation:user-transformed="true">
          <draw:text-box>
            <text:p text:style-name="P33"><text:span text:style-name="T7">auto foo (auto x = 1) { return x; }</text:span></text:p>
          </draw:text-box>
        </draw:frame>
        <draw:frame presentation:style-name="pr5" draw:text-style-name="P35" draw:layer="layout" svg:width="27.432cm" svg:height="8.328cm" svg:x="0.454cm" svg:y="4.372cm" presentation:class="outline" presentation:user-transformed="true">
          <draw:text-box>
            <text:list text:style-name="L6">
              <text:list-item>
                <text:p text:style-name="P35"><text:span text:style-name="T27">Опасайтесь тихо работающих расширений для C++17</text:span></text:p>
              </text:list-item>
            </text:list>
          </draw:text-box>
        </draw:frame>
        <draw:frame presentation:style-name="pr12" draw:text-style-name="P35" draw:layer="layout" svg:width="26.924cm" svg:height="3.556cm" svg:x="0.508cm" svg:y="11.43cm" presentation:class="outline" presentation:user-transformed="true">
          <draw:text-box>
            <text:list text:style-name="L10">
              <text:list-item>
                <text:p text:style-name="P35"><text:span text:style-name="T27">Выглядит как вывод типа аргумента из значения по умолчан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24" draw:layer="layout" svg:width="25.199cm" svg:height="3.506cm" svg:x="1.4cm" svg:y="0.737cm" presentation:class="title" presentation:user-transformed="true">
          <draw:text-box>
            <text:p text:style-name="P24"><text:span text:style-name="T24">C++17: </text:span><text:span text:style-name="T28">новый</text:span><text:span text:style-name="T24"> синтаксис</text:span></text:p>
          </draw:text-box>
        </draw:frame>
        <draw:frame presentation:style-name="pr5" draw:text-style-name="P34" draw:layer="layout" svg:width="26.032cm" svg:height="2.032cm" svg:x="0.762cm" svg:y="8.636cm" presentation:class="outline" presentation:user-transformed="true">
          <draw:text-box>
            <text:p text:style-name="P33"><text:span text:style-name="T7">auto foo (auto x = 1) { return x; }</text:span></text:p>
          </draw:text-box>
        </draw:frame>
        <draw:frame presentation:style-name="pr5" draw:text-style-name="P35" draw:layer="layout" svg:width="27.432cm" svg:height="8.328cm" svg:x="0.454cm" svg:y="4.372cm" presentation:class="outline" presentation:user-transformed="true">
          <draw:text-box>
            <text:list text:style-name="L6">
              <text:list-item>
                <text:p text:style-name="P35"><text:span text:style-name="T27">Опасайтесь тихо работающих расширений для C++17</text:span></text:p>
              </text:list-item>
            </text:list>
          </draw:text-box>
        </draw:frame>
        <draw:frame presentation:style-name="pr13" draw:text-style-name="P35" draw:layer="layout" svg:width="26.924cm" svg:height="3.556cm" svg:x="0.508cm" svg:y="11.43cm" presentation:class="outline" presentation:user-transformed="true">
          <draw:text-box>
            <text:list text:style-name="L10">
              <text:list-item>
                <text:p text:style-name="P35"><text:span text:style-name="T27">Но это не C++14 вообще, а в C++17 это эквивалентно:</text:span></text:p>
              </text:list-item>
            </text:list>
          </draw:text-box>
        </draw:frame>
        <draw:frame presentation:style-name="pr5" draw:text-style-name="P34" draw:layer="layout" svg:width="26.032cm" svg:height="4.826cm" svg:x="0.762cm" svg:y="15.494cm" presentation:class="outline" presentation:user-transformed="true">
          <draw:text-box>
            <text:p text:style-name="P33"><text:span text:style-name="T7">template &lt;typename T&gt; auto </text:span><text:span text:style-name="T7"><text:line-break/></text:span><text:span text:style-name="T7">foo (T x = 1) { return x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4">Вывод типов в C++</text:span></text:p>
          </draw:text-box>
        </draw:frame>
        <draw:frame presentation:style-name="pr14" draw:text-style-name="P32" draw:layer="layout" svg:width="27.178cm" svg:height="13.882cm" svg:x="0.508cm" svg:y="4.914cm" presentation:class="subtitle" presentation:user-transformed="true">
          <draw:text-box>
            <text:list text:style-name="L7">
              <text:list-item>
                <text:p text:style-name="P32"><text:span text:style-name="T15">Вывод типов шаблонами</text:span></text:p>
              </text:list-item>
              <text:list-item>
                <text:p text:style-name="P32"><text:span text:style-name="T15">Правила для auto и decltype</text:span></text:p>
              </text:list-item>
              <text:list-item>
                <text:p text:style-name="P32"><text:span text:style-name="T15">Расширенный синтаксис функций</text:span></text:p>
              </text:list-item>
            </text:list>
            <text:list text:style-name="L8">
              <text:list-item>
                <text:p text:style-name="P32"><text:span text:style-name="T5">Деградация и минимальные типы</text:span></text:p>
              </text:list-item>
            </text:list>
            <text:list text:style-name="L7">
              <text:list-item>
                <text:p text:style-name="P32"><text:span text:style-name="T15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4">Вывод типов в C++</text:span></text:p>
          </draw:text-box>
        </draw:frame>
        <draw:frame presentation:style-name="pr15" draw:text-style-name="P10" draw:layer="layout" svg:width="25.778cm" svg:height="13.882cm" svg:x="1.4cm" svg:y="4.914cm" presentation:class="subtitle" presentation:user-transformed="true">
          <draw:text-box>
            <text:list text:style-name="L7">
              <text:list-item>
                <text:p text:style-name="P10"><text:span text:style-name="T15">Вывод типов шаблонами</text:span></text:p>
              </text:list-item>
            </text:list>
            <text:list text:style-name="L5">
              <text:list-item>
                <text:p text:style-name="P10"><text:span text:style-name="T6">Правила для auto и decltype</text:span></text:p>
              </text:list-item>
              <text:list-item>
                <text:p text:style-name="P10"><text:span text:style-name="T6">Расширенный синтаксис функций</text:span></text:p>
              </text:list-item>
              <text:list-item>
                <text:p text:style-name="P10"><text:span text:style-name="T6">Деградация и минимальные типы</text:span></text:p>
              </text:list-item>
            </text:list>
            <text:list text:style-name="L11">
              <text:list-item>
                <text:p text:style-name="P10"><text:span text:style-name="T5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8:21:17.101758881</meta:creation-date>
    <dc:date>2016-10-08T23:45:43.256689825</dc:date>
    <meta:editing-duration>PT5H16M58S</meta:editing-duration>
    <meta:editing-cycles>101</meta:editing-cycles>
    <meta:generator>LibreOffice/4.2.8.2$Linux_X86_64 LibreOffice_project/420m0$Build-2</meta:generator>
    <meta:document-statistic meta:object-count="277"/>
  </office:meta>
</office:document-meta>
</file>